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50%" style:writing-mode="lr-tb"/>
    </style:style>
    <style:style style:name="T18_1" style:family="text"/>
    <style:style style:name="P19" style:family="paragraph" style:parent-style-name="Standard">
      <style:paragraph-properties fo:break-before="auto" fo:line-height="15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50%" style:writing-mode="lr-tb"/>
    </style:style>
    <style:style style:name="T20_1" style:family="text"/>
    <style:style style:name="P21" style:family="paragraph" style:parent-style-name="Standard">
      <style:paragraph-properties fo:break-before="auto" fo:line-height="150%" style:writing-mode="lr-tb"/>
    </style:style>
    <style:style style:name="P22" style:family="paragraph" style:parent-style-name="Standard">
      <style:paragraph-properties fo:break-before="auto" fo:line-height="150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text-indent="1.27cm" fo:line-height="150%" style:writing-mode="lr-tb"/>
    </style:style>
    <style:style style:name="P24" style:family="paragraph" style:parent-style-name="Standard">
      <style:paragraph-properties fo:break-before="auto" fo:text-indent="1.27cm" fo:line-height="15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>
      <style:text-properties fo:font-weight="bold" style:font-weight-asian="bold" style:font-weight-complex="bold"/>
    </style:style>
    <style:style style:name="T24_124" style:family="text">
      <style:text-properties fo:font-weight="bold" style:font-weight-asian="bold" style:font-weight-complex="bold"/>
    </style:style>
    <style:style style:name="T24_125" style:family="text">
      <style:text-properties fo:font-weight="bold" style:font-weight-asian="bold" style:font-weight-complex="bold"/>
    </style:style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P25" style:family="paragraph" style:parent-style-name="Standard">
      <style:paragraph-properties fo:break-before="auto" fo:text-indent="1.27cm" fo:line-height="150%" style:writing-mode="lr-tb"/>
    </style:style>
    <style:style style:name="P26" style:family="paragraph" style:parent-style-name="Standard">
      <style:paragraph-properties fo:break-before="auto" fo:text-indent="1.27cm" fo:line-height="150%" style:writing-mode="lr-tb"/>
    </style:style>
    <style:style style:name="P27" style:family="paragraph" style:parent-style-name="Standard">
      <style:paragraph-properties fo:break-before="auto" fo:text-indent="1.27cm" fo:line-height="150%" style:writing-mode="lr-tb"/>
    </style:style>
    <style:style style:name="P28" style:family="paragraph" style:parent-style-name="Standard">
      <style:paragraph-properties fo:break-before="auto" fo:text-indent="0cm" fo:line-height="150%" fo:margin-left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1.27cm" fo:line-height="150%" style:writing-mode="lr-tb"/>
    </style:style>
    <style:style style:name="P30" style:family="paragraph" style:parent-style-name="Standard">
      <style:paragraph-properties fo:break-before="auto" fo:text-indent="1.27cm" fo:line-height="15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P31" style:family="paragraph" style:parent-style-name="Standard">
      <style:paragraph-properties fo:break-before="auto" fo:line-height="150%" style:writing-mode="lr-tb"/>
    </style:style>
    <style:style style:name="P32" style:family="paragraph" style:parent-style-name="Standard">
      <style:paragraph-properties fo:break-before="auto" fo:line-height="150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50%" style:writing-mode="lr-tb"/>
    </style:style>
    <style:style style:name="P34" style:family="paragraph" style:parent-style-name="Standard">
      <style:paragraph-properties fo:break-before="auto" fo:text-indent="1.27cm" fo:line-height="15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P35" style:family="paragraph" style:parent-style-name="Standard">
      <style:paragraph-properties fo:break-before="auto" fo:text-indent="1.27cm" fo:line-height="150%" style:writing-mode="lr-tb"/>
    </style:style>
    <style:style style:name="P36" style:family="paragraph" style:parent-style-name="Standard">
      <style:paragraph-properties fo:break-before="auto" fo:text-indent="0cm" fo:line-height="150%" fo:margin-left="0cm" style:writing-mode="lr-tb"/>
    </style:style>
    <style:style style:name="T36_1" style:family="text">
      <style:text-properties fo:background-color="#ff0000"/>
    </style:style>
    <style:style style:name="T36_2" style:family="text">
      <style:text-properties fo:background-color="#ff0000"/>
    </style:style>
    <style:style style:name="T36_3" style:family="text">
      <style:text-properties fo:background-color="#ff0000"/>
    </style:style>
    <style:style style:name="T36_4" style:family="text">
      <style:text-properties fo:background-color="#ff0000"/>
    </style:style>
    <style:style style:name="T36_5" style:family="text">
      <style:text-properties fo:background-color="#ff0000"/>
    </style:style>
    <style:style style:name="T36_6" style:family="text">
      <style:text-properties fo:background-color="#ff0000"/>
    </style:style>
    <style:style style:name="T36_7" style:family="text">
      <style:text-properties fo:background-color="#ff0000"/>
    </style:style>
    <style:style style:name="T36_8" style:family="text">
      <style:text-properties fo:background-color="#ff0000"/>
    </style:style>
    <style:style style:name="T36_9" style:family="text">
      <style:text-properties fo:background-color="#ff0000"/>
    </style:style>
    <style:style style:name="T36_10" style:family="text">
      <style:text-properties fo:background-color="#ff0000"/>
    </style:style>
    <style:style style:name="T36_11" style:family="text">
      <style:text-properties fo:background-color="#ff0000"/>
    </style:style>
    <style:style style:name="T36_12" style:family="text">
      <style:text-properties fo:background-color="#ff0000"/>
    </style:style>
    <style:style style:name="T36_13" style:family="text">
      <style:text-properties fo:background-color="#ff0000"/>
    </style:style>
    <style:style style:name="T36_14" style:family="text">
      <style:text-properties fo:background-color="#ff0000"/>
    </style:style>
    <style:style style:name="P37" style:family="paragraph" style:parent-style-name="Standard">
      <style:paragraph-properties fo:break-before="auto" fo:line-height="150%" style:writing-mode="lr-tb"/>
    </style:style>
    <style:style style:name="P38" style:family="paragraph" style:parent-style-name="Standard">
      <style:paragraph-properties fo:break-before="auto" fo:line-height="150%" style:writing-mode="lr-tb"/>
    </style:style>
    <style:style style:name="P39" style:family="paragraph" style:parent-style-name="Standard">
      <style:paragraph-properties fo:break-before="auto" fo:line-height="150%" style:writing-mode="lr-tb"/>
    </style:style>
    <style:style style:name="P40" style:family="paragraph" style:parent-style-name="Standard">
      <style:paragraph-properties fo:break-before="auto" fo:line-height="150%" style:writing-mode="lr-tb"/>
    </style:style>
    <style:style style:name="T40_1" style:family="text">
      <style:text-properties fo:background-color="#ff0000"/>
    </style:style>
    <style:style style:name="T40_2" style:family="text"/>
    <style:style style:name="T40_3" style:family="text"/>
    <style:style style:name="T40_4" style:family="text"/>
    <style:style style:name="T40_5" style:family="text">
      <style:text-properties fo:background-color="#ff0000"/>
    </style:style>
    <style:style style:name="P41" style:family="paragraph" style:parent-style-name="Standard">
      <style:paragraph-properties fo:break-before="auto" fo:line-height="150%" style:writing-mode="lr-tb"/>
    </style:style>
    <style:style style:name="P42" style:family="paragraph" style:parent-style-name="Standard">
      <style:paragraph-properties fo:break-before="auto" fo:line-height="150%" style:writing-mode="lr-tb"/>
    </style:style>
    <style:style style:name="P43" style:family="paragraph" style:parent-style-name="Standard">
      <style:paragraph-properties fo:break-before="auto" fo:line-height="150%" style:writing-mode="lr-tb"/>
    </style:style>
    <style:style style:name="P44" style:family="paragraph" style:parent-style-name="Standard">
      <style:paragraph-properties fo:break-before="auto" fo:line-height="150%" style:writing-mode="lr-tb"/>
    </style:style>
    <style:style style:name="P45" style:family="paragraph" style:parent-style-name="Standard">
      <style:paragraph-properties fo:break-before="auto" fo:line-height="150%" style:writing-mode="lr-tb"/>
    </style:style>
    <style:style style:name="P46" style:family="paragraph" style:parent-style-name="Standard">
      <style:paragraph-properties fo:break-before="auto" fo:line-height="150%" style:writing-mode="lr-tb"/>
    </style:style>
    <style:style style:name="P47" style:family="paragraph" style:parent-style-name="Standard">
      <style:paragraph-properties fo:break-before="auto" fo:line-height="15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00%" style:writing-mode="lr-tb"/>
    </style:style>
    <style:style style:name="T56_1" style:family="text"/>
    <style:style style:name="P57" style:family="paragraph" style:parent-style-name="Standard">
      <style:paragraph-properties fo:break-before="auto" fo:text-indent="0cm" fo:line-height="100%" fo:margin-left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>
      <style:text-properties fo:background-color="#ff0000"/>
    </style:style>
    <style:style style:name="T58_5" style:family="text">
      <style:text-properties fo:background-color="#ff0000"/>
    </style:style>
    <style:style style:name="T58_6" style:family="text">
      <style:text-properties fo:background-color="#ff0000"/>
    </style:style>
    <style:style style:name="T58_7" style:family="text">
      <style:text-properties fo:background-color="#ff0000"/>
    </style:style>
    <style:style style:name="P59" style:family="paragraph" style:parent-style-name="Standard">
      <style:paragraph-properties fo:break-before="auto" fo:text-indent="0cm" fo:line-height="100%" fo:margin-lef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>
      <style:text-properties fo:background-color="#ff0000"/>
    </style:style>
    <style:style style:name="T59_17" style:family="text">
      <style:text-properties fo:background-color="#ff0000"/>
    </style:style>
    <style:style style:name="T59_18" style:family="text">
      <style:text-properties fo:background-color="#ff0000"/>
    </style:style>
    <style:style style:name="T59_19" style:family="text">
      <style:text-properties fo:background-color="#ff0000"/>
    </style:style>
    <style:style style:name="T59_20" style:family="text">
      <style:text-properties fo:background-color="#ff0000"/>
    </style:style>
    <style:style style:name="T59_21" style:family="text">
      <style:text-properties fo:background-color="#ff0000"/>
    </style:style>
    <style:style style:name="T59_22" style:family="text">
      <style:text-properties fo:background-color="#ff0000"/>
    </style:style>
    <style:style style:name="T59_23" style:family="text">
      <style:text-properties fo:background-color="#ff0000"/>
    </style:style>
    <style:style style:name="P60" style:family="paragraph" style:parent-style-name="Standard">
      <style:paragraph-properties fo:break-before="auto" fo:text-indent="1.27cm" fo:line-height="100%" fo:margin-left="0cm" style:writing-mode="lr-tb"/>
    </style:style>
    <style:style style:name="T60_1" style:family="text"/>
    <style:style style:name="T60_2" style:family="text">
      <style:text-properties fo:background-color="#ff0000"/>
    </style:style>
    <style:style style:name="T60_3" style:family="text">
      <style:text-properties fo:background-color="#ff0000"/>
    </style:style>
    <style:style style:name="T60_4" style:family="text">
      <style:text-properties fo:background-color="#ff0000"/>
    </style:style>
    <style:style style:name="T60_5" style:family="text">
      <style:text-properties fo:background-color="#ff0000"/>
    </style:style>
    <style:style style:name="T60_6" style:family="text">
      <style:text-properties fo:background-color="#ff0000"/>
    </style:style>
    <style:style style:name="T60_7" style:family="text">
      <style:text-properties fo:background-color="#ff0000"/>
    </style:style>
    <style:style style:name="T60_8" style:family="text">
      <style:text-properties fo:background-color="#ff0000"/>
    </style:style>
    <style:style style:name="T60_9" style:family="text">
      <style:text-properties fo:background-color="#ff0000"/>
    </style:style>
    <style:style style:name="T60_10" style:family="text">
      <style:text-properties fo:background-color="#ff0000"/>
    </style:style>
    <style:style style:name="T60_11" style:family="text">
      <style:text-properties fo:background-color="#ff0000"/>
    </style:style>
    <style:style style:name="T60_12" style:family="text">
      <style:text-properties fo:background-color="#ff0000"/>
    </style:style>
    <style:style style:name="T60_13" style:family="text">
      <style:text-properties fo:background-color="#ff0000"/>
    </style:style>
    <style:style style:name="T60_14" style:family="text">
      <style:text-properties fo:background-color="#ff0000"/>
    </style:style>
    <style:style style:name="T60_15" style:family="text">
      <style:text-properties fo:background-color="#ff0000"/>
    </style:style>
    <style:style style:name="T60_16" style:family="text">
      <style:text-properties fo:background-color="#ff0000"/>
    </style:style>
    <style:style style:name="T60_17" style:family="text">
      <style:text-properties fo:background-color="#ff0000"/>
    </style:style>
    <style:style style:name="P61" style:family="paragraph" style:parent-style-name="Standard">
      <style:paragraph-properties fo:break-before="auto" fo:text-indent="0cm" fo:line-height="100%" fo:margin-lef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>
      <style:text-properties fo:background-color="#ff0000"/>
    </style:style>
    <style:style style:name="T61_17" style:family="text">
      <style:text-properties fo:background-color="#ff0000"/>
    </style:style>
    <style:style style:name="T61_18" style:family="text">
      <style:text-properties fo:background-color="#ff0000"/>
    </style:style>
    <style:style style:name="T61_19" style:family="text">
      <style:text-properties fo:background-color="#ff0000"/>
    </style:style>
    <style:style style:name="T61_20" style:family="text">
      <style:text-properties fo:background-color="#ff0000"/>
    </style:style>
    <style:style style:name="T61_21" style:family="text">
      <style:text-properties fo:background-color="#ff0000"/>
    </style:style>
    <style:style style:name="T61_22" style:family="text">
      <style:text-properties fo:background-color="#ff0000"/>
    </style:style>
    <style:style style:name="T61_23" style:family="text">
      <style:text-properties fo:background-color="#ff0000"/>
    </style:style>
    <style:style style:name="T61_24" style:family="text">
      <style:text-properties fo:background-color="#ff0000"/>
    </style:style>
    <style:style style:name="P62" style:family="paragraph" style:parent-style-name="Standard">
      <style:paragraph-properties fo:break-before="auto" fo:text-indent="1.27cm" fo:line-height="100%" fo:margin-left="0cm" style:writing-mode="lr-tb"/>
    </style:style>
    <style:style style:name="T62_1" style:family="text"/>
    <style:style style:name="T62_2" style:family="text">
      <style:text-properties fo:background-color="#ff0000"/>
    </style:style>
    <style:style style:name="T62_3" style:family="text">
      <style:text-properties fo:background-color="#ff0000"/>
    </style:style>
    <style:style style:name="T62_4" style:family="text">
      <style:text-properties fo:background-color="#ff0000"/>
    </style:style>
    <style:style style:name="T62_5" style:family="text">
      <style:text-properties fo:background-color="#ff0000"/>
    </style:style>
    <style:style style:name="T62_6" style:family="text">
      <style:text-properties fo:background-color="#ff0000"/>
    </style:style>
    <style:style style:name="T62_7" style:family="text">
      <style:text-properties fo:background-color="#ff0000"/>
    </style:style>
    <style:style style:name="T62_8" style:family="text">
      <style:text-properties fo:background-color="#ff0000"/>
    </style:style>
    <style:style style:name="T62_9" style:family="text">
      <style:text-properties fo:background-color="#ff0000"/>
    </style:style>
    <style:style style:name="T62_10" style:family="text">
      <style:text-properties fo:background-color="#ff0000"/>
    </style:style>
    <style:style style:name="T62_11" style:family="text">
      <style:text-properties fo:background-color="#ff0000"/>
    </style:style>
    <style:style style:name="T62_12" style:family="text">
      <style:text-properties fo:background-color="#ff0000"/>
    </style:style>
    <style:style style:name="T62_13" style:family="text">
      <style:text-properties fo:background-color="#ff0000"/>
    </style:style>
    <style:style style:name="T62_14" style:family="text">
      <style:text-properties fo:background-color="#ff0000"/>
    </style:style>
    <style:style style:name="T62_15" style:family="text">
      <style:text-properties fo:background-color="#ff0000"/>
    </style:style>
    <style:style style:name="T62_16" style:family="text">
      <style:text-properties fo:background-color="#ff0000"/>
    </style:style>
    <style:style style:name="T62_17" style:family="text">
      <style:text-properties fo:background-color="#ff0000"/>
    </style:style>
    <style:style style:name="T62_18" style:family="text">
      <style:text-properties fo:background-color="#ff0000"/>
    </style:style>
    <style:style style:name="T62_19" style:family="text">
      <style:text-properties fo:background-color="#ff0000"/>
    </style:style>
    <style:style style:name="T62_20" style:family="text">
      <style:text-properties fo:background-color="#ff0000"/>
    </style:style>
    <style:style style:name="T62_21" style:family="text">
      <style:text-properties fo:background-color="#ff0000"/>
    </style:style>
    <style:style style:name="T62_22" style:family="text">
      <style:text-properties fo:background-color="#ff0000"/>
    </style:style>
    <style:style style:name="T62_23" style:family="text">
      <style:text-properties fo:background-color="#ff0000"/>
    </style:style>
    <style:style style:name="T62_24" style:family="text">
      <style:text-properties fo:background-color="#ff0000"/>
    </style:style>
    <style:style style:name="T62_25" style:family="text">
      <style:text-properties fo:background-color="#ff0000"/>
    </style:style>
    <style:style style:name="T62_26" style:family="text">
      <style:text-properties fo:background-color="#ff0000"/>
    </style:style>
    <style:style style:name="T62_27" style:family="text">
      <style:text-properties fo:background-color="#ff0000"/>
    </style:style>
    <style:style style:name="T62_28" style:family="text">
      <style:text-properties fo:background-color="#ff0000"/>
    </style:style>
    <style:style style:name="T62_29" style:family="text">
      <style:text-properties fo:background-color="#ff0000"/>
    </style:style>
    <style:style style:name="T62_30" style:family="text">
      <style:text-properties fo:background-color="#ff0000"/>
    </style:style>
    <style:style style:name="T62_31" style:family="text">
      <style:text-properties fo:background-color="#ff0000"/>
    </style:style>
    <style:style style:name="T62_32" style:family="text">
      <style:text-properties fo:background-color="#ff0000"/>
    </style:style>
    <style:style style:name="P63" style:family="paragraph" style:parent-style-name="Standard">
      <style:paragraph-properties fo:break-before="auto" fo:text-indent="0cm" fo:line-height="100%" fo:margin-left="0cm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text-indent="0cm" fo:line-height="100%" fo:margin-lef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>
      <style:text-properties fo:background-color="#ff0000"/>
    </style:style>
    <style:style style:name="T64_9" style:family="text">
      <style:text-properties fo:background-color="#ff0000"/>
    </style:style>
    <style:style style:name="T64_10" style:family="text">
      <style:text-properties fo:background-color="#ff0000"/>
    </style:style>
    <style:style style:name="T64_11" style:family="text">
      <style:text-properties fo:background-color="#ff0000"/>
    </style:style>
    <style:style style:name="T64_12" style:family="text">
      <style:text-properties fo:background-color="#ff0000"/>
    </style:style>
    <style:style style:name="T64_13" style:family="text">
      <style:text-properties fo:background-color="#ff0000"/>
    </style:style>
    <style:style style:name="T64_14" style:family="text">
      <style:text-properties fo:background-color="#ff0000"/>
    </style:style>
    <style:style style:name="T64_15" style:family="text">
      <style:text-properties fo:background-color="#ff0000"/>
    </style:style>
    <style:style style:name="T64_16" style:family="text">
      <style:text-properties fo:background-color="#ff0000"/>
    </style:style>
    <style:style style:name="T64_17" style:family="text">
      <style:text-properties fo:background-color="#ff0000"/>
    </style:style>
    <style:style style:name="T64_18" style:family="text">
      <style:text-properties fo:background-color="#ff0000"/>
    </style:style>
    <style:style style:name="T64_19" style:family="text">
      <style:text-properties fo:background-color="#ff0000"/>
    </style:style>
    <style:style style:name="T64_20" style:family="text">
      <style:text-properties fo:background-color="#ff0000"/>
    </style:style>
    <style:style style:name="T64_21" style:family="text">
      <style:text-properties fo:background-color="#ff0000"/>
    </style:style>
    <style:style style:name="T64_22" style:family="text">
      <style:text-properties fo:background-color="#ff0000"/>
    </style:style>
    <style:style style:name="T64_23" style:family="text">
      <style:text-properties fo:background-color="#ff0000"/>
    </style:style>
    <style:style style:name="T64_24" style:family="text">
      <style:text-properties fo:background-color="#ff0000"/>
    </style:style>
    <style:style style:name="T64_25" style:family="text">
      <style:text-properties fo:background-color="#ff0000"/>
    </style:style>
    <style:style style:name="T64_26" style:family="text">
      <style:text-properties fo:background-color="#ff0000"/>
    </style:style>
    <style:style style:name="T64_27" style:family="text">
      <style:text-properties fo:background-color="#ff0000"/>
    </style:style>
    <style:style style:name="P65" style:family="paragraph" style:parent-style-name="Standard">
      <style:paragraph-properties fo:break-before="auto" fo:text-indent="0cm" fo:line-height="100%" fo:margin-left="0cm" style:writing-mode="lr-tb"/>
    </style:style>
    <style:style style:name="T65_1" style:family="text"/>
    <style:style style:name="P66" style:family="paragraph" style:parent-style-name="Standard">
      <style:paragraph-properties fo:break-before="auto" fo:text-indent="0cm" fo:line-height="100%" fo:margin-left="0cm" style:writing-mode="lr-tb"/>
    </style:style>
    <style:style style:name="P67" style:family="paragraph" style:parent-style-name="Standard">
      <style:paragraph-properties fo:break-before="auto" fo:text-indent="0cm" fo:line-height="100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text-indent="0cm" fo:line-height="100%" fo:margin-left="0cm" style:writing-mode="lr-tb"/>
    </style:style>
    <style:style style:name="T68_1" style:family="text"/>
    <style:style style:name="P69" style:family="paragraph" style:parent-style-name="Standard">
      <style:paragraph-properties fo:break-before="auto" fo:text-indent="0cm" fo:line-height="100%" fo:margin-lef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>
      <style:text-properties fo:background-color="#ff0000"/>
    </style:style>
    <style:style style:name="T69_7" style:family="text">
      <style:text-properties fo:background-color="#ff0000"/>
    </style:style>
    <style:style style:name="T69_8" style:family="text">
      <style:text-properties fo:background-color="#ff0000"/>
    </style:style>
    <style:style style:name="T69_9" style:family="text">
      <style:text-properties fo:background-color="#ff0000"/>
    </style:style>
    <style:style style:name="T69_10" style:family="text">
      <style:text-properties fo:background-color="#ff0000"/>
    </style:style>
    <style:style style:name="T69_11" style:family="text">
      <style:text-properties fo:background-color="#ff0000"/>
    </style:style>
    <style:style style:name="T69_12" style:family="text">
      <style:text-properties fo:background-color="#ff0000"/>
    </style:style>
    <style:style style:name="T69_13" style:family="text">
      <style:text-properties fo:background-color="#ff0000"/>
    </style:style>
    <style:style style:name="T69_14" style:family="text">
      <style:text-properties fo:background-color="#ff0000"/>
    </style:style>
    <style:style style:name="T69_15" style:family="text">
      <style:text-properties fo:background-color="#ff0000"/>
    </style:style>
    <style:style style:name="T69_16" style:family="text">
      <style:text-properties fo:background-color="#ff0000"/>
    </style:style>
    <style:style style:name="T69_17" style:family="text">
      <style:text-properties fo:background-color="#ff0000"/>
    </style:style>
    <style:style style:name="P70" style:family="paragraph" style:parent-style-name="Standard">
      <style:paragraph-properties fo:break-before="auto" fo:text-indent="0cm" fo:line-height="100%" fo:margin-left="0cm" style:writing-mode="lr-tb"/>
    </style:style>
    <style:style style:name="P71" style:family="paragraph" style:parent-style-name="Standard">
      <style:paragraph-properties fo:break-before="auto" fo:text-indent="0cm" fo:line-height="100%" fo:margin-lef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P72" style:family="paragraph" style:parent-style-name="Standard">
      <style:paragraph-properties fo:break-before="auto" fo:text-indent="0cm" fo:line-height="100%" fo:margin-left="0cm" style:writing-mode="lr-tb"/>
    </style:style>
    <style:style style:name="P73" style:family="paragraph" style:parent-style-name="Standard">
      <style:paragraph-properties fo:break-before="auto" fo:text-indent="0cm" fo:line-height="100%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break-before="auto" fo:text-indent="0cm" fo:line-height="100%" fo:margin-lef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>
      <style:text-properties fo:background-color="#ff0000"/>
    </style:style>
    <style:style style:name="T74_7" style:family="text">
      <style:text-properties fo:background-color="#ff0000"/>
    </style:style>
    <style:style style:name="T74_8" style:family="text">
      <style:text-properties fo:background-color="#ff0000"/>
    </style:style>
    <style:style style:name="T74_9" style:family="text">
      <style:text-properties fo:background-color="#ff0000"/>
    </style:style>
    <style:style style:name="T74_10" style:family="text">
      <style:text-properties fo:background-color="#ff0000"/>
    </style:style>
    <style:style style:name="T74_11" style:family="text">
      <style:text-properties fo:background-color="#ff0000"/>
    </style:style>
    <style:style style:name="T74_12" style:family="text">
      <style:text-properties fo:background-color="#ff0000"/>
    </style:style>
    <style:style style:name="T74_13" style:family="text">
      <style:text-properties fo:background-color="#ff0000"/>
    </style:style>
    <style:style style:name="T74_14" style:family="text">
      <style:text-properties fo:background-color="#ff0000"/>
    </style:style>
    <style:style style:name="T74_15" style:family="text">
      <style:text-properties fo:background-color="#ff0000"/>
    </style:style>
    <style:style style:name="T74_16" style:family="text">
      <style:text-properties fo:background-color="#ff0000"/>
    </style:style>
    <style:style style:name="T74_17" style:family="text">
      <style:text-properties fo:background-color="#ff0000"/>
    </style:style>
    <style:style style:name="T74_18" style:family="text">
      <style:text-properties fo:background-color="#ff0000"/>
    </style:style>
    <style:style style:name="T74_19" style:family="text">
      <style:text-properties fo:background-color="#ff0000"/>
    </style:style>
    <style:style style:name="T74_20" style:family="text">
      <style:text-properties fo:background-color="#ff0000"/>
    </style:style>
    <style:style style:name="T74_21" style:family="text">
      <style:text-properties fo:background-color="#ff0000"/>
    </style:style>
    <style:style style:name="T74_22" style:family="text">
      <style:text-properties fo:background-color="#ff0000"/>
    </style:style>
    <style:style style:name="T74_23" style:family="text">
      <style:text-properties fo:background-color="#ff0000"/>
    </style:style>
    <style:style style:name="T74_24" style:family="text">
      <style:text-properties fo:background-color="#ff0000"/>
    </style:style>
    <style:style style:name="T74_25" style:family="text">
      <style:text-properties fo:background-color="#ff0000"/>
    </style:style>
    <style:style style:name="T74_26" style:family="text">
      <style:text-properties fo:background-color="#ff0000"/>
    </style:style>
    <style:style style:name="T74_27" style:family="text">
      <style:text-properties fo:background-color="#ff0000"/>
    </style:style>
    <style:style style:name="T74_28" style:family="text">
      <style:text-properties fo:background-color="#ff0000"/>
    </style:style>
    <style:style style:name="P75" style:family="paragraph" style:parent-style-name="Standard">
      <style:paragraph-properties fo:break-before="auto" fo:text-indent="0cm" fo:line-height="100%" fo:margin-left="0cm" style:writing-mode="lr-tb"/>
    </style:style>
    <style:style style:name="P76" style:family="paragraph" style:parent-style-name="Standard">
      <style:paragraph-properties fo:break-before="auto" fo:text-indent="0cm" fo:line-height="100%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>
      <style:text-properties fo:background-color="#ff0000"/>
    </style:style>
    <style:style style:name="T76_15" style:family="text">
      <style:text-properties fo:background-color="#ff0000"/>
    </style:style>
    <style:style style:name="T76_16" style:family="text">
      <style:text-properties fo:background-color="#ff0000"/>
    </style:style>
    <style:style style:name="T76_17" style:family="text">
      <style:text-properties fo:background-color="#ff0000"/>
    </style:style>
    <style:style style:name="T76_18" style:family="text">
      <style:text-properties fo:background-color="#ff0000"/>
    </style:style>
    <style:style style:name="T76_19" style:family="text">
      <style:text-properties fo:background-color="#ff0000"/>
    </style:style>
    <style:style style:name="T76_20" style:family="text">
      <style:text-properties fo:background-color="#ff0000"/>
    </style:style>
    <style:style style:name="T76_21" style:family="text">
      <style:text-properties fo:background-color="#ff0000"/>
    </style:style>
    <style:style style:name="T76_22" style:family="text">
      <style:text-properties fo:background-color="#ff0000"/>
    </style:style>
    <style:style style:name="T76_23" style:family="text">
      <style:text-properties fo:background-color="#ff0000"/>
    </style:style>
    <style:style style:name="T76_24" style:family="text">
      <style:text-properties fo:background-color="#ff0000"/>
    </style:style>
    <style:style style:name="T76_25" style:family="text">
      <style:text-properties fo:background-color="#ff0000"/>
    </style:style>
    <style:style style:name="T76_26" style:family="text">
      <style:text-properties fo:background-color="#ff0000"/>
    </style:style>
    <style:style style:name="T76_27" style:family="text">
      <style:text-properties fo:background-color="#ff0000"/>
    </style:style>
    <style:style style:name="T76_28" style:family="text">
      <style:text-properties fo:background-color="#ff0000"/>
    </style:style>
    <style:style style:name="T76_29" style:family="text">
      <style:text-properties fo:background-color="#ff0000"/>
    </style:style>
    <style:style style:name="T76_30" style:family="text">
      <style:text-properties fo:background-color="#ff0000"/>
    </style:style>
    <style:style style:name="T76_31" style:family="text">
      <style:text-properties fo:background-color="#ff0000"/>
    </style:style>
    <style:style style:name="T76_32" style:family="text">
      <style:text-properties fo:background-color="#ff0000"/>
    </style:style>
    <style:style style:name="P77" style:family="paragraph" style:parent-style-name="Standard">
      <style:paragraph-properties fo:break-before="auto" fo:text-indent="0cm" fo:line-height="100%" fo:margin-left="0cm" style:writing-mode="lr-tb"/>
    </style:style>
    <style:style style:name="T77_1" style:family="text"/>
    <style:style style:name="P78" style:family="paragraph" style:parent-style-name="Standard">
      <style:paragraph-properties fo:break-before="auto" fo:text-indent="0cm" fo:line-height="100%" fo:margin-left="0cm" style:writing-mode="lr-tb"/>
    </style:style>
    <style:style style:name="T78_1" style:family="text"/>
    <style:style style:name="P79" style:family="paragraph" style:parent-style-name="Standard">
      <style:paragraph-properties fo:break-before="auto" fo:text-indent="0cm" fo:line-height="100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>
      <style:text-properties fo:background-color="#ff0000"/>
    </style:style>
    <style:style style:name="T79_6" style:family="text">
      <style:text-properties fo:background-color="#ff0000"/>
    </style:style>
    <style:style style:name="T79_7" style:family="text">
      <style:text-properties fo:background-color="#ff0000"/>
    </style:style>
    <style:style style:name="T79_8" style:family="text">
      <style:text-properties fo:background-color="#ff0000"/>
    </style:style>
    <style:style style:name="T79_9" style:family="text">
      <style:text-properties fo:background-color="#ff0000"/>
    </style:style>
    <style:style style:name="T79_10" style:family="text">
      <style:text-properties fo:background-color="#ff0000"/>
    </style:style>
    <style:style style:name="T79_11" style:family="text">
      <style:text-properties fo:background-color="#ff0000"/>
    </style:style>
    <style:style style:name="T79_12" style:family="text">
      <style:text-properties fo:background-color="#ff0000"/>
    </style:style>
    <style:style style:name="T79_13" style:family="text">
      <style:text-properties fo:background-color="#ff0000"/>
    </style:style>
    <style:style style:name="T79_14" style:family="text">
      <style:text-properties fo:background-color="#ff0000"/>
    </style:style>
    <style:style style:name="T79_15" style:family="text">
      <style:text-properties fo:background-color="#ff0000"/>
    </style:style>
    <style:style style:name="T79_16" style:family="text">
      <style:text-properties fo:background-color="#ff0000"/>
    </style:style>
    <style:style style:name="T79_17" style:family="text">
      <style:text-properties fo:background-color="#ff0000"/>
    </style:style>
    <style:style style:name="T79_18" style:family="text">
      <style:text-properties fo:background-color="#ff0000"/>
    </style:style>
    <style:style style:name="T79_19" style:family="text">
      <style:text-properties fo:background-color="#ff0000"/>
    </style:style>
    <style:style style:name="T79_20" style:family="text">
      <style:text-properties fo:background-color="#ff0000"/>
    </style:style>
    <style:style style:name="T79_21" style:family="text">
      <style:text-properties fo:background-color="#ff0000"/>
    </style:style>
    <style:style style:name="T79_22" style:family="text">
      <style:text-properties fo:background-color="#ff0000"/>
    </style:style>
    <style:style style:name="P80" style:family="paragraph" style:parent-style-name="Standard">
      <style:paragraph-properties fo:break-before="auto" fo:text-indent="0cm" fo:line-height="100%" fo:margin-left="0cm" style:writing-mode="lr-tb"/>
    </style:style>
    <style:style style:name="T80_1" style:family="text"/>
    <style:style style:name="P81" style:family="paragraph" style:parent-style-name="Standard">
      <style:paragraph-properties fo:break-before="auto" fo:text-indent="0cm" fo:line-height="100%" fo:margin-left="0cm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text-indent="0cm" fo:line-height="100%" fo:margin-left="0cm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text-indent="0cm" fo:line-height="100%" fo:margin-left="0cm" style:writing-mode="lr-tb"/>
    </style:style>
    <style:style style:name="T83_1" style:family="text"/>
    <style:style style:name="P84" style:family="paragraph" style:parent-style-name="Standard">
      <style:paragraph-properties fo:break-before="auto" fo:text-indent="0cm" fo:line-height="100%" fo:margin-left="0cm" style:writing-mode="lr-tb"/>
    </style:style>
    <style:style style:name="P85" style:family="paragraph" style:parent-style-name="Standard">
      <style:paragraph-properties fo:break-before="auto" fo:text-indent="0cm" fo:line-height="100%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>
      <style:text-properties fo:background-color="#ff0000"/>
    </style:style>
    <style:style style:name="T85_14" style:family="text">
      <style:text-properties fo:background-color="#ff0000"/>
    </style:style>
    <style:style style:name="T85_15" style:family="text">
      <style:text-properties fo:background-color="#ff0000"/>
    </style:style>
    <style:style style:name="T85_16" style:family="text">
      <style:text-properties fo:background-color="#ff0000"/>
    </style:style>
    <style:style style:name="T85_17" style:family="text">
      <style:text-properties fo:background-color="#ff0000"/>
    </style:style>
    <style:style style:name="T85_18" style:family="text">
      <style:text-properties fo:background-color="#ff0000"/>
    </style:style>
    <style:style style:name="T85_19" style:family="text">
      <style:text-properties fo:background-color="#ff0000"/>
    </style:style>
    <style:style style:name="T85_20" style:family="text">
      <style:text-properties fo:background-color="#ff0000"/>
    </style:style>
    <style:style style:name="T85_21" style:family="text">
      <style:text-properties fo:background-color="#ff0000"/>
    </style:style>
    <style:style style:name="T85_22" style:family="text">
      <style:text-properties fo:background-color="#ff0000"/>
    </style:style>
    <style:style style:name="T85_23" style:family="text">
      <style:text-properties fo:background-color="#ff0000"/>
    </style:style>
    <style:style style:name="T85_24" style:family="text">
      <style:text-properties fo:background-color="#ff0000"/>
    </style:style>
    <style:style style:name="T85_25" style:family="text">
      <style:text-properties fo:background-color="#ff0000"/>
    </style:style>
    <style:style style:name="T85_26" style:family="text">
      <style:text-properties fo:background-color="#ff0000"/>
    </style:style>
    <style:style style:name="T85_27" style:family="text">
      <style:text-properties fo:background-color="#ff0000"/>
    </style:style>
    <style:style style:name="T85_28" style:family="text">
      <style:text-properties fo:background-color="#ff0000"/>
    </style:style>
    <style:style style:name="T85_29" style:family="text">
      <style:text-properties fo:background-color="#ff0000"/>
    </style:style>
    <style:style style:name="T85_30" style:family="text">
      <style:text-properties fo:background-color="#ff0000"/>
    </style:style>
    <style:style style:name="T85_31" style:family="text">
      <style:text-properties fo:background-color="#ff0000"/>
    </style:style>
    <style:style style:name="T85_32" style:family="text">
      <style:text-properties fo:background-color="#ff0000"/>
    </style:style>
    <style:style style:name="T85_33" style:family="text">
      <style:text-properties fo:background-color="#ff0000"/>
    </style:style>
    <style:style style:name="T85_34" style:family="text">
      <style:text-properties fo:background-color="#ff0000"/>
    </style:style>
    <style:style style:name="T85_35" style:family="text">
      <style:text-properties fo:background-color="#ff0000"/>
    </style:style>
    <style:style style:name="P86" style:family="paragraph" style:parent-style-name="Standard">
      <style:paragraph-properties fo:break-before="auto" fo:text-indent="0cm" fo:line-height="100%" fo:margin-left="0cm" style:writing-mode="lr-tb"/>
    </style:style>
    <style:style style:name="T86_1" style:family="text"/>
    <style:style style:name="P87" style:family="paragraph" style:parent-style-name="Standard">
      <style:paragraph-properties fo:break-before="auto" fo:text-indent="0cm" fo:line-height="100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>
      <style:text-properties fo:background-color="#ff0000"/>
    </style:style>
    <style:style style:name="T87_7" style:family="text">
      <style:text-properties fo:background-color="#ff0000"/>
    </style:style>
    <style:style style:name="T87_8" style:family="text">
      <style:text-properties fo:background-color="#ff0000"/>
    </style:style>
    <style:style style:name="T87_9" style:family="text">
      <style:text-properties fo:background-color="#ff0000"/>
    </style:style>
    <style:style style:name="T87_10" style:family="text">
      <style:text-properties fo:background-color="#ff0000"/>
    </style:style>
    <style:style style:name="T87_11" style:family="text">
      <style:text-properties fo:background-color="#ff0000"/>
    </style:style>
    <style:style style:name="T87_12" style:family="text">
      <style:text-properties fo:background-color="#ff0000"/>
    </style:style>
    <style:style style:name="T87_13" style:family="text">
      <style:text-properties fo:background-color="#ff0000"/>
    </style:style>
    <style:style style:name="T87_14" style:family="text">
      <style:text-properties fo:background-color="#ff0000"/>
    </style:style>
    <style:style style:name="T87_15" style:family="text">
      <style:text-properties fo:background-color="#ff0000"/>
    </style:style>
    <style:style style:name="T87_16" style:family="text">
      <style:text-properties fo:background-color="#ff0000"/>
    </style:style>
    <style:style style:name="T87_17" style:family="text">
      <style:text-properties fo:background-color="#ff0000"/>
    </style:style>
    <style:style style:name="T87_18" style:family="text">
      <style:text-properties fo:background-color="#ff0000"/>
    </style:style>
    <style:style style:name="T87_19" style:family="text">
      <style:text-properties fo:background-color="#ff0000"/>
    </style:style>
    <style:style style:name="T87_20" style:family="text">
      <style:text-properties fo:background-color="#ff0000"/>
    </style:style>
    <style:style style:name="T87_21" style:family="text">
      <style:text-properties fo:background-color="#ff0000"/>
    </style:style>
    <style:style style:name="T87_22" style:family="text">
      <style:text-properties fo:background-color="#ff0000"/>
    </style:style>
    <style:style style:name="T87_23" style:family="text">
      <style:text-properties fo:background-color="#ff0000"/>
    </style:style>
    <style:style style:name="T87_24" style:family="text">
      <style:text-properties fo:background-color="#ff0000"/>
    </style:style>
    <style:style style:name="T87_25" style:family="text">
      <style:text-properties fo:background-color="#ff0000"/>
    </style:style>
    <style:style style:name="T87_26" style:family="text">
      <style:text-properties fo:background-color="#ff0000"/>
    </style:style>
    <style:style style:name="T87_27" style:family="text">
      <style:text-properties fo:background-color="#ff0000"/>
    </style:style>
    <style:style style:name="T87_28" style:family="text">
      <style:text-properties fo:background-color="#ff0000"/>
    </style:style>
    <style:style style:name="T87_29" style:family="text">
      <style:text-properties fo:background-color="#ff0000"/>
    </style:style>
    <style:style style:name="T87_30" style:family="text">
      <style:text-properties fo:background-color="#ff0000"/>
    </style:style>
    <style:style style:name="T87_31" style:family="text">
      <style:text-properties fo:background-color="#ff0000"/>
    </style:style>
    <style:style style:name="T87_32" style:family="text">
      <style:text-properties fo:background-color="#ff0000"/>
    </style:style>
    <style:style style:name="P88" style:family="paragraph" style:parent-style-name="Standard">
      <style:paragraph-properties fo:break-before="auto" fo:text-indent="0cm" fo:line-height="100%" fo:margin-left="0cm" style:writing-mode="lr-tb"/>
    </style:style>
    <style:style style:name="T88_1" style:family="text"/>
    <style:style style:name="T88_2" style:family="text">
      <style:text-properties fo:background-color="#ff0000"/>
    </style:style>
    <style:style style:name="P89" style:family="paragraph" style:parent-style-name="Standard">
      <style:paragraph-properties fo:break-before="auto" fo:text-indent="0cm" fo:line-height="100%" fo:margin-left="0cm" style:writing-mode="lr-tb"/>
    </style:style>
    <style:style style:name="P90" style:family="paragraph" style:parent-style-name="Standard">
      <style:paragraph-properties fo:break-before="auto" fo:text-indent="0cm" fo:line-height="100%" fo:margin-lef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>
      <style:text-properties fo:background-color="#ff0000"/>
    </style:style>
    <style:style style:name="T90_7" style:family="text">
      <style:text-properties fo:background-color="#ff0000"/>
    </style:style>
    <style:style style:name="T90_8" style:family="text">
      <style:text-properties fo:background-color="#ff0000"/>
    </style:style>
    <style:style style:name="T90_9" style:family="text">
      <style:text-properties fo:background-color="#ff0000"/>
    </style:style>
    <style:style style:name="T90_10" style:family="text">
      <style:text-properties fo:background-color="#ff0000"/>
    </style:style>
    <style:style style:name="T90_11" style:family="text">
      <style:text-properties fo:background-color="#ff0000"/>
    </style:style>
    <style:style style:name="T90_12" style:family="text">
      <style:text-properties fo:background-color="#ff0000"/>
    </style:style>
    <style:style style:name="T90_13" style:family="text">
      <style:text-properties fo:background-color="#ff0000"/>
    </style:style>
    <style:style style:name="T90_14" style:family="text">
      <style:text-properties fo:background-color="#ff0000"/>
    </style:style>
    <style:style style:name="T90_15" style:family="text">
      <style:text-properties fo:background-color="#ff0000"/>
    </style:style>
    <style:style style:name="T90_16" style:family="text">
      <style:text-properties fo:background-color="#ff0000"/>
    </style:style>
    <style:style style:name="T90_17" style:family="text">
      <style:text-properties fo:background-color="#ff0000"/>
    </style:style>
    <style:style style:name="T90_18" style:family="text">
      <style:text-properties fo:background-color="#ff0000"/>
    </style:style>
    <style:style style:name="T90_19" style:family="text">
      <style:text-properties fo:background-color="#ff0000"/>
    </style:style>
    <style:style style:name="T90_20" style:family="text">
      <style:text-properties fo:background-color="#ff0000"/>
    </style:style>
    <style:style style:name="T90_21" style:family="text">
      <style:text-properties fo:background-color="#ff0000"/>
    </style:style>
    <style:style style:name="T90_22" style:family="text">
      <style:text-properties fo:background-color="#ff0000"/>
    </style:style>
    <style:style style:name="T90_23" style:family="text">
      <style:text-properties fo:background-color="#ff0000"/>
    </style:style>
    <style:style style:name="T90_24" style:family="text">
      <style:text-properties fo:background-color="#ff0000"/>
    </style:style>
    <style:style style:name="T90_25" style:family="text">
      <style:text-properties fo:background-color="#ff0000"/>
    </style:style>
    <style:style style:name="T90_26" style:family="text">
      <style:text-properties fo:background-color="#ff0000"/>
    </style:style>
    <style:style style:name="T90_27" style:family="text">
      <style:text-properties fo:background-color="#ff0000"/>
    </style:style>
    <style:style style:name="T90_28" style:family="text">
      <style:text-properties fo:background-color="#ff0000"/>
    </style:style>
    <style:style style:name="T90_29" style:family="text">
      <style:text-properties fo:background-color="#ff0000"/>
    </style:style>
    <style:style style:name="T90_30" style:family="text"/>
    <style:style style:name="P91" style:family="paragraph" style:parent-style-name="Standard">
      <style:paragraph-properties fo:break-before="auto" fo:text-indent="0cm" fo:line-height="100%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>
      <style:text-properties fo:background-color="#ff0000"/>
    </style:style>
    <style:style style:name="T91_9" style:family="text">
      <style:text-properties fo:background-color="#ff0000"/>
    </style:style>
    <style:style style:name="T91_10" style:family="text">
      <style:text-properties fo:background-color="#ff0000"/>
    </style:style>
    <style:style style:name="T91_11" style:family="text">
      <style:text-properties fo:background-color="#ff0000"/>
    </style:style>
    <style:style style:name="T91_12" style:family="text">
      <style:text-properties fo:background-color="#ff0000"/>
    </style:style>
    <style:style style:name="T91_13" style:family="text">
      <style:text-properties fo:background-color="#ff0000"/>
    </style:style>
    <style:style style:name="T91_14" style:family="text">
      <style:text-properties fo:background-color="#ff0000"/>
    </style:style>
    <style:style style:name="T91_15" style:family="text">
      <style:text-properties fo:background-color="#ff0000"/>
    </style:style>
    <style:style style:name="T91_16" style:family="text">
      <style:text-properties fo:background-color="#ff0000"/>
    </style:style>
    <style:style style:name="T91_17" style:family="text">
      <style:text-properties fo:background-color="#ff0000"/>
    </style:style>
    <style:style style:name="T91_18" style:family="text">
      <style:text-properties fo:background-color="#ff0000"/>
    </style:style>
    <style:style style:name="T91_19" style:family="text">
      <style:text-properties fo:background-color="#ff0000"/>
    </style:style>
    <style:style style:name="T91_20" style:family="text">
      <style:text-properties fo:background-color="#ff0000"/>
    </style:style>
    <style:style style:name="T91_21" style:family="text">
      <style:text-properties fo:background-color="#ff0000"/>
    </style:style>
    <style:style style:name="T91_22" style:family="text">
      <style:text-properties fo:background-color="#ff0000"/>
    </style:style>
    <style:style style:name="T91_23" style:family="text">
      <style:text-properties fo:background-color="#ff0000"/>
    </style:style>
    <style:style style:name="T91_24" style:family="text">
      <style:text-properties fo:background-color="#ff0000"/>
    </style:style>
    <style:style style:name="T91_25" style:family="text">
      <style:text-properties fo:background-color="#ff0000"/>
    </style:style>
    <style:style style:name="T91_26" style:family="text">
      <style:text-properties fo:background-color="#ff0000"/>
    </style:style>
    <style:style style:name="T91_27" style:family="text">
      <style:text-properties fo:background-color="#ff0000"/>
    </style:style>
    <style:style style:name="T91_28" style:family="text">
      <style:text-properties fo:background-color="#ff0000"/>
    </style:style>
    <style:style style:name="T91_29" style:family="text">
      <style:text-properties fo:background-color="#ff0000"/>
    </style:style>
    <style:style style:name="T91_30" style:family="text">
      <style:text-properties fo:background-color="#ff0000"/>
    </style:style>
    <style:style style:name="T91_31" style:family="text">
      <style:text-properties fo:background-color="#ff0000"/>
    </style:style>
    <style:style style:name="T91_32" style:family="text">
      <style:text-properties fo:background-color="#ff0000"/>
    </style:style>
    <style:style style:name="T91_33" style:family="text">
      <style:text-properties fo:background-color="#ff0000"/>
    </style:style>
    <style:style style:name="T91_34" style:family="text">
      <style:text-properties fo:background-color="#ff0000"/>
    </style:style>
    <style:style style:name="T91_35" style:family="text">
      <style:text-properties fo:background-color="#ff0000"/>
    </style:style>
    <style:style style:name="T91_36" style:family="text">
      <style:text-properties fo:background-color="#ff0000"/>
    </style:style>
    <style:style style:name="T91_37" style:family="text">
      <style:text-properties fo:background-color="#ff0000"/>
    </style:style>
    <style:style style:name="T91_38" style:family="text">
      <style:text-properties fo:background-color="#ff0000"/>
    </style:style>
    <style:style style:name="T91_39" style:family="text">
      <style:text-properties fo:background-color="#ff0000"/>
    </style:style>
    <style:style style:name="P92" style:family="paragraph" style:parent-style-name="Standard">
      <style:paragraph-properties fo:break-before="auto" fo:text-indent="0cm" fo:line-height="100%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>
      <style:text-properties fo:background-color="#ff0000"/>
    </style:style>
    <style:style style:name="T92_7" style:family="text">
      <style:text-properties fo:background-color="#ff0000"/>
    </style:style>
    <style:style style:name="T92_8" style:family="text">
      <style:text-properties fo:background-color="#ff0000"/>
    </style:style>
    <style:style style:name="T92_9" style:family="text">
      <style:text-properties fo:background-color="#ff0000"/>
    </style:style>
    <style:style style:name="T92_10" style:family="text">
      <style:text-properties fo:background-color="#ff0000"/>
    </style:style>
    <style:style style:name="T92_11" style:family="text">
      <style:text-properties fo:background-color="#ff0000"/>
    </style:style>
    <style:style style:name="T92_12" style:family="text">
      <style:text-properties fo:background-color="#ff0000"/>
    </style:style>
    <style:style style:name="T92_13" style:family="text">
      <style:text-properties fo:background-color="#ff0000"/>
    </style:style>
    <style:style style:name="T92_14" style:family="text">
      <style:text-properties fo:background-color="#ff0000"/>
    </style:style>
    <style:style style:name="T92_15" style:family="text">
      <style:text-properties fo:background-color="#ff0000"/>
    </style:style>
    <style:style style:name="T92_16" style:family="text">
      <style:text-properties fo:background-color="#ff0000"/>
    </style:style>
    <style:style style:name="T92_17" style:family="text">
      <style:text-properties fo:background-color="#ff0000"/>
    </style:style>
    <style:style style:name="T92_18" style:family="text">
      <style:text-properties fo:background-color="#ff0000"/>
    </style:style>
    <style:style style:name="T92_19" style:family="text">
      <style:text-properties fo:background-color="#ff0000"/>
    </style:style>
    <style:style style:name="T92_20" style:family="text">
      <style:text-properties fo:background-color="#ff0000"/>
    </style:style>
    <style:style style:name="T92_21" style:family="text">
      <style:text-properties fo:background-color="#ff0000"/>
    </style:style>
    <style:style style:name="T92_22" style:family="text">
      <style:text-properties fo:background-color="#ff0000"/>
    </style:style>
    <style:style style:name="T92_23" style:family="text">
      <style:text-properties fo:background-color="#ff0000"/>
    </style:style>
    <style:style style:name="T92_24" style:family="text">
      <style:text-properties fo:background-color="#ff0000"/>
    </style:style>
    <style:style style:name="T92_25" style:family="text">
      <style:text-properties fo:background-color="#ff0000"/>
    </style:style>
    <style:style style:name="T92_26" style:family="text">
      <style:text-properties fo:background-color="#ff0000"/>
    </style:style>
    <style:style style:name="T92_27" style:family="text">
      <style:text-properties fo:background-color="#ff0000"/>
    </style:style>
    <style:style style:name="T92_28" style:family="text">
      <style:text-properties fo:background-color="#ff0000"/>
    </style:style>
    <style:style style:name="T92_29" style:family="text">
      <style:text-properties fo:background-color="#ff0000"/>
    </style:style>
    <style:style style:name="P93" style:family="paragraph" style:parent-style-name="Standard">
      <style:paragraph-properties fo:break-before="auto" fo:text-indent="0cm" fo:line-height="100%" fo:margin-lef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>
      <style:text-properties fo:background-color="#ff0000"/>
    </style:style>
    <style:style style:name="T93_9" style:family="text">
      <style:text-properties fo:background-color="#ff0000"/>
    </style:style>
    <style:style style:name="T93_10" style:family="text">
      <style:text-properties fo:background-color="#ff0000"/>
    </style:style>
    <style:style style:name="T93_11" style:family="text">
      <style:text-properties fo:background-color="#ff0000"/>
    </style:style>
    <style:style style:name="T93_12" style:family="text">
      <style:text-properties fo:background-color="#ff0000"/>
    </style:style>
    <style:style style:name="T93_13" style:family="text">
      <style:text-properties fo:background-color="#ff0000"/>
    </style:style>
    <style:style style:name="T93_14" style:family="text">
      <style:text-properties fo:background-color="#ff0000"/>
    </style:style>
    <style:style style:name="T93_15" style:family="text">
      <style:text-properties fo:background-color="#ff0000"/>
    </style:style>
    <style:style style:name="T93_16" style:family="text">
      <style:text-properties fo:background-color="#ff0000"/>
    </style:style>
    <style:style style:name="T93_17" style:family="text">
      <style:text-properties fo:background-color="#ff0000"/>
    </style:style>
    <style:style style:name="T93_18" style:family="text">
      <style:text-properties fo:background-color="#ff0000"/>
    </style:style>
    <style:style style:name="T93_19" style:family="text">
      <style:text-properties fo:background-color="#ff0000"/>
    </style:style>
    <style:style style:name="T93_20" style:family="text">
      <style:text-properties fo:background-color="#ff0000"/>
    </style:style>
    <style:style style:name="T93_21" style:family="text">
      <style:text-properties fo:background-color="#ff0000"/>
    </style:style>
    <style:style style:name="T93_22" style:family="text">
      <style:text-properties fo:background-color="#ff0000"/>
    </style:style>
    <style:style style:name="T93_23" style:family="text">
      <style:text-properties fo:background-color="#ff0000"/>
    </style:style>
    <style:style style:name="T93_24" style:family="text">
      <style:text-properties fo:background-color="#ff0000"/>
    </style:style>
    <style:style style:name="T93_25" style:family="text">
      <style:text-properties fo:background-color="#ff0000"/>
    </style:style>
    <style:style style:name="T93_26" style:family="text">
      <style:text-properties fo:background-color="#ff0000"/>
    </style:style>
    <style:style style:name="T93_27" style:family="text">
      <style:text-properties fo:background-color="#ff0000"/>
    </style:style>
    <style:style style:name="T93_28" style:family="text">
      <style:text-properties fo:background-color="#ff0000"/>
    </style:style>
    <style:style style:name="T93_29" style:family="text">
      <style:text-properties fo:background-color="#ff0000"/>
    </style:style>
    <style:style style:name="T93_30" style:family="text">
      <style:text-properties fo:background-color="#ff0000"/>
    </style:style>
    <style:style style:name="T93_31" style:family="text">
      <style:text-properties fo:background-color="#ff0000"/>
    </style:style>
    <style:style style:name="T93_32" style:family="text">
      <style:text-properties fo:background-color="#ff0000"/>
    </style:style>
    <style:style style:name="T93_33" style:family="text">
      <style:text-properties fo:background-color="#ff0000"/>
    </style:style>
    <style:style style:name="T93_34" style:family="text">
      <style:text-properties fo:background-color="#ff0000"/>
    </style:style>
    <style:style style:name="T93_35" style:family="text">
      <style:text-properties fo:background-color="#ff0000"/>
    </style:style>
    <style:style style:name="T93_36" style:family="text">
      <style:text-properties fo:background-color="#ff0000"/>
    </style:style>
    <style:style style:name="T93_37" style:family="text">
      <style:text-properties fo:background-color="#ff0000"/>
    </style:style>
    <style:style style:name="T93_38" style:family="text">
      <style:text-properties fo:background-color="#ff0000"/>
    </style:style>
    <style:style style:name="T93_39" style:family="text">
      <style:text-properties fo:background-color="#ff0000"/>
    </style:style>
    <style:style style:name="P94" style:family="paragraph" style:parent-style-name="Standard">
      <style:paragraph-properties fo:break-before="auto" fo:text-indent="0cm" fo:line-height="100%" fo:margin-lef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>
      <style:text-properties fo:background-color="#ff0000"/>
    </style:style>
    <style:style style:name="T94_7" style:family="text">
      <style:text-properties fo:background-color="#ff0000"/>
    </style:style>
    <style:style style:name="T94_8" style:family="text">
      <style:text-properties fo:background-color="#ff0000"/>
    </style:style>
    <style:style style:name="T94_9" style:family="text">
      <style:text-properties fo:background-color="#ff0000"/>
    </style:style>
    <style:style style:name="T94_10" style:family="text">
      <style:text-properties fo:background-color="#ff0000"/>
    </style:style>
    <style:style style:name="T94_11" style:family="text">
      <style:text-properties fo:background-color="#ff0000"/>
    </style:style>
    <style:style style:name="T94_12" style:family="text">
      <style:text-properties fo:background-color="#ff0000"/>
    </style:style>
    <style:style style:name="T94_13" style:family="text">
      <style:text-properties fo:background-color="#ff0000"/>
    </style:style>
    <style:style style:name="T94_14" style:family="text">
      <style:text-properties fo:background-color="#ff0000"/>
    </style:style>
    <style:style style:name="T94_15" style:family="text">
      <style:text-properties fo:background-color="#ff0000"/>
    </style:style>
    <style:style style:name="T94_16" style:family="text">
      <style:text-properties fo:background-color="#ff0000"/>
    </style:style>
    <style:style style:name="T94_17" style:family="text">
      <style:text-properties fo:background-color="#ff0000"/>
    </style:style>
    <style:style style:name="T94_18" style:family="text">
      <style:text-properties fo:background-color="#ff0000"/>
    </style:style>
    <style:style style:name="T94_19" style:family="text">
      <style:text-properties fo:background-color="#ff0000"/>
    </style:style>
    <style:style style:name="T94_20" style:family="text">
      <style:text-properties fo:background-color="#ff0000"/>
    </style:style>
    <style:style style:name="T94_21" style:family="text">
      <style:text-properties fo:background-color="#ff0000"/>
    </style:style>
    <style:style style:name="P95" style:family="paragraph" style:parent-style-name="Standard">
      <style:paragraph-properties fo:break-before="auto" fo:text-indent="0cm" fo:line-height="100%" fo:margin-left="0cm" style:writing-mode="lr-tb"/>
    </style:style>
    <style:style style:name="P96" style:family="paragraph" style:parent-style-name="Standard">
      <style:paragraph-properties fo:break-before="auto" fo:text-indent="0cm" fo:line-height="100%" fo:margin-lef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>
      <style:text-properties fo:background-color="#ff0000"/>
    </style:style>
    <style:style style:name="T96_7" style:family="text">
      <style:text-properties fo:background-color="#ff0000"/>
    </style:style>
    <style:style style:name="T96_8" style:family="text">
      <style:text-properties fo:background-color="#ff0000"/>
    </style:style>
    <style:style style:name="T96_9" style:family="text">
      <style:text-properties fo:background-color="#ff0000"/>
    </style:style>
    <style:style style:name="T96_10" style:family="text">
      <style:text-properties fo:background-color="#ff0000"/>
    </style:style>
    <style:style style:name="T96_11" style:family="text">
      <style:text-properties fo:background-color="#ff0000"/>
    </style:style>
    <style:style style:name="T96_12" style:family="text">
      <style:text-properties fo:background-color="#ff0000"/>
    </style:style>
    <style:style style:name="T96_13" style:family="text">
      <style:text-properties fo:background-color="#ff0000"/>
    </style:style>
    <style:style style:name="T96_14" style:family="text">
      <style:text-properties fo:background-color="#ff0000"/>
    </style:style>
    <style:style style:name="T96_15" style:family="text">
      <style:text-properties fo:background-color="#ff0000"/>
    </style:style>
    <style:style style:name="T96_16" style:family="text">
      <style:text-properties fo:background-color="#ff0000"/>
    </style:style>
    <style:style style:name="T96_17" style:family="text">
      <style:text-properties fo:background-color="#ff0000"/>
    </style:style>
    <style:style style:name="T96_18" style:family="text">
      <style:text-properties fo:background-color="#ff0000"/>
    </style:style>
    <style:style style:name="T96_19" style:family="text">
      <style:text-properties fo:background-color="#ff0000"/>
    </style:style>
    <style:style style:name="T96_20" style:family="text">
      <style:text-properties fo:background-color="#ff0000"/>
    </style:style>
    <style:style style:name="T96_21" style:family="text">
      <style:text-properties fo:background-color="#ff0000"/>
    </style:style>
    <style:style style:name="T96_22" style:family="text">
      <style:text-properties fo:background-color="#ff0000"/>
    </style:style>
    <style:style style:name="T96_23" style:family="text">
      <style:text-properties fo:background-color="#ff0000"/>
    </style:style>
    <style:style style:name="T96_24" style:family="text">
      <style:text-properties fo:background-color="#ff0000"/>
    </style:style>
    <style:style style:name="T96_25" style:family="text">
      <style:text-properties fo:background-color="#ff0000"/>
    </style:style>
    <style:style style:name="T96_26" style:family="text">
      <style:text-properties fo:background-color="#ff0000"/>
    </style:style>
    <style:style style:name="T96_27" style:family="text">
      <style:text-properties fo:background-color="#ff0000"/>
    </style:style>
    <style:style style:name="T96_28" style:family="text">
      <style:text-properties fo:background-color="#ff0000"/>
    </style:style>
    <style:style style:name="T96_29" style:family="text">
      <style:text-properties fo:background-color="#ff0000"/>
    </style:style>
    <style:style style:name="T96_30" style:family="text">
      <style:text-properties fo:background-color="#ff0000"/>
    </style:style>
    <style:style style:name="T96_31" style:family="text">
      <style:text-properties fo:background-color="#ff0000"/>
    </style:style>
    <style:style style:name="T96_32" style:family="text">
      <style:text-properties fo:background-color="#ff0000"/>
    </style:style>
    <style:style style:name="T96_33" style:family="text">
      <style:text-properties fo:background-color="#ff0000"/>
    </style:style>
    <style:style style:name="T96_34" style:family="text">
      <style:text-properties fo:background-color="#ff0000"/>
    </style:style>
    <style:style style:name="T96_35" style:family="text">
      <style:text-properties fo:background-color="#ff0000"/>
    </style:style>
    <style:style style:name="T96_36" style:family="text">
      <style:text-properties fo:background-color="#ff0000"/>
    </style:style>
    <style:style style:name="T96_37" style:family="text">
      <style:text-properties fo:background-color="#ff0000"/>
    </style:style>
    <style:style style:name="T96_38" style:family="text">
      <style:text-properties fo:background-color="#ff0000"/>
    </style:style>
    <style:style style:name="T96_39" style:family="text">
      <style:text-properties fo:background-color="#ff0000"/>
    </style:style>
    <style:style style:name="P97" style:family="paragraph" style:parent-style-name="Standard">
      <style:paragraph-properties fo:break-before="auto" fo:text-indent="0cm" fo:line-height="100%" fo:margin-left="0cm" style:writing-mode="lr-tb"/>
    </style:style>
    <style:style style:name="T97_1" style:family="text"/>
    <style:style style:name="P98" style:family="paragraph" style:parent-style-name="Standard">
      <style:paragraph-properties fo:break-before="auto" fo:text-indent="0cm" fo:line-height="100%" fo:margin-left="0cm" style:writing-mode="lr-tb"/>
    </style:style>
    <style:style style:name="P99" style:family="paragraph" style:parent-style-name="Standard">
      <style:paragraph-properties fo:break-before="auto" fo:text-indent="0cm" fo:line-height="100%" fo:margin-lef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>
      <style:text-properties fo:background-color="#ff0000"/>
    </style:style>
    <style:style style:name="T99_14" style:family="text">
      <style:text-properties fo:background-color="#ff0000"/>
    </style:style>
    <style:style style:name="T99_15" style:family="text">
      <style:text-properties fo:background-color="#ff0000"/>
    </style:style>
    <style:style style:name="T99_16" style:family="text">
      <style:text-properties fo:background-color="#ff0000"/>
    </style:style>
    <style:style style:name="T99_17" style:family="text">
      <style:text-properties fo:background-color="#ff0000"/>
    </style:style>
    <style:style style:name="T99_18" style:family="text">
      <style:text-properties fo:background-color="#ff0000"/>
    </style:style>
    <style:style style:name="T99_19" style:family="text">
      <style:text-properties fo:background-color="#ff0000"/>
    </style:style>
    <style:style style:name="T99_20" style:family="text">
      <style:text-properties fo:background-color="#ff0000"/>
    </style:style>
    <style:style style:name="T99_21" style:family="text">
      <style:text-properties fo:background-color="#ff0000"/>
    </style:style>
    <style:style style:name="T99_22" style:family="text">
      <style:text-properties fo:background-color="#ff0000"/>
    </style:style>
    <style:style style:name="T99_23" style:family="text">
      <style:text-properties fo:background-color="#ff0000"/>
    </style:style>
    <style:style style:name="T99_24" style:family="text">
      <style:text-properties fo:background-color="#ff0000"/>
    </style:style>
    <style:style style:name="T99_25" style:family="text">
      <style:text-properties fo:background-color="#ff0000"/>
    </style:style>
    <style:style style:name="T99_26" style:family="text">
      <style:text-properties fo:background-color="#ff0000"/>
    </style:style>
    <style:style style:name="T99_27" style:family="text">
      <style:text-properties fo:background-color="#ff0000"/>
    </style:style>
    <style:style style:name="T99_28" style:family="text">
      <style:text-properties fo:background-color="#ff0000"/>
    </style:style>
    <style:style style:name="T99_29" style:family="text">
      <style:text-properties fo:background-color="#ff0000"/>
    </style:style>
    <style:style style:name="T99_30" style:family="text">
      <style:text-properties fo:background-color="#ff0000"/>
    </style:style>
    <style:style style:name="T99_31" style:family="text">
      <style:text-properties fo:background-color="#ff0000"/>
    </style:style>
    <style:style style:name="T99_32" style:family="text">
      <style:text-properties fo:background-color="#ff0000"/>
    </style:style>
    <style:style style:name="T99_33" style:family="text">
      <style:text-properties fo:background-color="#ff0000"/>
    </style:style>
    <style:style style:name="T99_34" style:family="text">
      <style:text-properties fo:background-color="#ff0000"/>
    </style:style>
    <style:style style:name="T99_35" style:family="text">
      <style:text-properties fo:background-color="#ff0000"/>
    </style:style>
    <style:style style:name="T99_36" style:family="text">
      <style:text-properties fo:background-color="#ff0000"/>
    </style:style>
    <style:style style:name="T99_37" style:family="text">
      <style:text-properties fo:background-color="#ff0000"/>
    </style:style>
    <style:style style:name="P100" style:family="paragraph" style:parent-style-name="Standard">
      <style:paragraph-properties fo:break-before="auto" fo:text-indent="0cm" fo:line-height="100%" fo:margin-left="0cm" style:writing-mode="lr-tb"/>
    </style:style>
    <style:style style:name="T100_1" style:family="text"/>
    <style:style style:name="P101" style:family="paragraph" style:parent-style-name="Standard">
      <style:paragraph-properties fo:break-before="auto" fo:text-indent="0cm" fo:line-height="100%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>
      <style:text-properties fo:background-color="#ff0000"/>
    </style:style>
    <style:style style:name="T101_13" style:family="text">
      <style:text-properties fo:background-color="#ff0000"/>
    </style:style>
    <style:style style:name="T101_14" style:family="text">
      <style:text-properties fo:background-color="#ff0000"/>
    </style:style>
    <style:style style:name="T101_15" style:family="text">
      <style:text-properties fo:background-color="#ff0000"/>
    </style:style>
    <style:style style:name="T101_16" style:family="text">
      <style:text-properties fo:background-color="#ff0000"/>
    </style:style>
    <style:style style:name="T101_17" style:family="text">
      <style:text-properties fo:background-color="#ff0000"/>
    </style:style>
    <style:style style:name="T101_18" style:family="text">
      <style:text-properties fo:background-color="#ff0000"/>
    </style:style>
    <style:style style:name="T101_19" style:family="text">
      <style:text-properties fo:background-color="#ff0000"/>
    </style:style>
    <style:style style:name="T101_20" style:family="text">
      <style:text-properties fo:background-color="#ff0000"/>
    </style:style>
    <style:style style:name="T101_21" style:family="text">
      <style:text-properties fo:background-color="#ff0000"/>
    </style:style>
    <style:style style:name="T101_22" style:family="text">
      <style:text-properties fo:background-color="#ff0000"/>
    </style:style>
    <style:style style:name="T101_23" style:family="text">
      <style:text-properties fo:background-color="#ff0000"/>
    </style:style>
    <style:style style:name="T101_24" style:family="text">
      <style:text-properties fo:background-color="#ff0000"/>
    </style:style>
    <style:style style:name="T101_25" style:family="text">
      <style:text-properties fo:background-color="#ff0000"/>
    </style:style>
    <style:style style:name="T101_26" style:family="text">
      <style:text-properties fo:background-color="#ff0000"/>
    </style:style>
    <style:style style:name="T101_27" style:family="text">
      <style:text-properties fo:background-color="#ff0000"/>
    </style:style>
    <style:style style:name="T101_28" style:family="text">
      <style:text-properties fo:background-color="#ff0000"/>
    </style:style>
    <style:style style:name="T101_29" style:family="text">
      <style:text-properties fo:background-color="#ff0000"/>
    </style:style>
    <style:style style:name="T101_30" style:family="text">
      <style:text-properties fo:background-color="#ff0000"/>
    </style:style>
    <style:style style:name="P102" style:family="paragraph" style:parent-style-name="Standard">
      <style:paragraph-properties fo:break-before="auto" fo:text-indent="0cm" fo:line-height="100%" fo:margin-left="0cm" style:writing-mode="lr-tb"/>
    </style:style>
    <style:style style:name="T102_1" style:family="text"/>
    <style:style style:name="T102_2" style:family="text">
      <style:text-properties fo:background-color="#ff0000"/>
    </style:style>
    <style:style style:name="T102_3" style:family="text">
      <style:text-properties fo:background-color="#ff0000"/>
    </style:style>
    <style:style style:name="T102_4" style:family="text">
      <style:text-properties fo:background-color="#ff0000"/>
    </style:style>
    <style:style style:name="T102_5" style:family="text">
      <style:text-properties fo:background-color="#ff0000"/>
    </style:style>
    <style:style style:name="T102_6" style:family="text">
      <style:text-properties fo:background-color="#ff0000"/>
    </style:style>
    <style:style style:name="T102_7" style:family="text"/>
    <style:style style:name="P103" style:family="paragraph" style:parent-style-name="Standard">
      <style:paragraph-properties fo:break-before="auto" fo:text-indent="0cm" fo:line-height="100%" fo:margin-lef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>
      <style:text-properties fo:background-color="#ff0000"/>
    </style:style>
    <style:style style:name="T103_7" style:family="text">
      <style:text-properties fo:background-color="#ff0000"/>
    </style:style>
    <style:style style:name="T103_8" style:family="text">
      <style:text-properties fo:background-color="#ff0000"/>
    </style:style>
    <style:style style:name="T103_9" style:family="text">
      <style:text-properties fo:background-color="#ff0000"/>
    </style:style>
    <style:style style:name="T103_10" style:family="text">
      <style:text-properties fo:background-color="#ff0000"/>
    </style:style>
    <style:style style:name="T103_11" style:family="text">
      <style:text-properties fo:background-color="#ff0000"/>
    </style:style>
    <style:style style:name="T103_12" style:family="text">
      <style:text-properties fo:background-color="#ff0000"/>
    </style:style>
    <style:style style:name="T103_13" style:family="text">
      <style:text-properties fo:background-color="#ff0000"/>
    </style:style>
    <style:style style:name="T103_14" style:family="text">
      <style:text-properties fo:background-color="#ff0000"/>
    </style:style>
    <style:style style:name="T103_15" style:family="text">
      <style:text-properties fo:background-color="#ff0000"/>
    </style:style>
    <style:style style:name="T103_16" style:family="text">
      <style:text-properties fo:background-color="#ff0000"/>
    </style:style>
    <style:style style:name="T103_17" style:family="text">
      <style:text-properties fo:background-color="#ff0000"/>
    </style:style>
    <style:style style:name="T103_18" style:family="text">
      <style:text-properties fo:background-color="#ff0000"/>
    </style:style>
    <style:style style:name="T103_19" style:family="text">
      <style:text-properties fo:background-color="#ff0000"/>
    </style:style>
    <style:style style:name="T103_20" style:family="text">
      <style:text-properties fo:background-color="#ff0000"/>
    </style:style>
    <style:style style:name="T103_21" style:family="text">
      <style:text-properties fo:background-color="#ff0000"/>
    </style:style>
    <style:style style:name="T103_22" style:family="text">
      <style:text-properties fo:background-color="#ff0000"/>
    </style:style>
    <style:style style:name="T103_23" style:family="text">
      <style:text-properties fo:background-color="#ff0000"/>
    </style:style>
    <style:style style:name="T103_24" style:family="text">
      <style:text-properties fo:background-color="#ff0000"/>
    </style:style>
    <style:style style:name="T103_25" style:family="text">
      <style:text-properties fo:background-color="#ff0000"/>
    </style:style>
    <style:style style:name="T103_26" style:family="text">
      <style:text-properties fo:background-color="#ff0000"/>
    </style:style>
    <style:style style:name="T103_27" style:family="text">
      <style:text-properties fo:background-color="#ff0000"/>
    </style:style>
    <style:style style:name="T103_28" style:family="text">
      <style:text-properties fo:background-color="#ff0000"/>
    </style:style>
    <style:style style:name="T103_29" style:family="text">
      <style:text-properties fo:background-color="#ff0000"/>
    </style:style>
    <style:style style:name="T103_30" style:family="text">
      <style:text-properties fo:background-color="#ff0000"/>
    </style:style>
    <style:style style:name="T103_31" style:family="text">
      <style:text-properties fo:background-color="#ff0000"/>
    </style:style>
    <style:style style:name="T103_32" style:family="text">
      <style:text-properties fo:background-color="#ff0000"/>
    </style:style>
    <style:style style:name="T103_33" style:family="text">
      <style:text-properties fo:background-color="#ff0000"/>
    </style:style>
    <style:style style:name="T103_34" style:family="text">
      <style:text-properties fo:background-color="#ff0000"/>
    </style:style>
    <style:style style:name="T103_35" style:family="text">
      <style:text-properties fo:background-color="#ff0000"/>
    </style:style>
    <style:style style:name="T103_36" style:family="text">
      <style:text-properties fo:background-color="#ff0000"/>
    </style:style>
    <style:style style:name="T103_37" style:family="text">
      <style:text-properties fo:background-color="#ff0000" fo:font-weight="bold" style:font-weight-asian="bold" style:font-weight-complex="bold"/>
    </style:style>
    <style:style style:name="T103_38" style:family="text">
      <style:text-properties fo:background-color="#ff0000" fo:font-weight="bold" style:font-weight-asian="bold" style:font-weight-complex="bold"/>
    </style:style>
    <style:style style:name="P104" style:family="paragraph" style:parent-style-name="Standard">
      <style:paragraph-properties fo:break-before="auto" fo:text-indent="0cm" fo:line-height="100%" fo:margin-left="0cm" style:writing-mode="lr-tb"/>
    </style:style>
    <style:style style:name="T104_1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2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3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4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5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6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7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8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9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0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1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2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3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4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5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6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7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8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19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20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21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  <style:style style:name="T104_22" style:family="text">
      <style:text-properties fo:background-color="#ffffff" fo:color="#333366" fo:font-size="10pt" style:font-size-asian="10pt" style:font-size-complex="10pt" fo:font-weight="bold" style:font-weight-asian="bold" style:font-weight-complex="bold"/>
    </style:style>
  </office:automatic-styles>
  <office:body>
    <office:text>
      <text:p text:style-name="P1"><text:span text:style-name="T1_1">Overloading</text:span><text:span text:style-name="T1_2"><text:s/></text:span><text:span text:style-name="T1_3">Operators</text:span></text:p>
      <text:p text:style-name="P2"/>
      <text:p text:style-name="P3"><text:span text:style-name="T3_1"><text:tab/></text:span><text:span text:style-name="T3_2">C</text:span><text:span text:style-name="T3_3">++<text:s/></text:span><text:span text:style-name="T3_4">offers</text:span><text:span text:style-name="T3_5"><text:s/></text:span><text:span text:style-name="T3_6">a</text:span><text:span text:style-name="T3_7"><text:s/></text:span><text:span text:style-name="T3_8">unique</text:span><text:span text:style-name="T3_9"><text:s/></text:span><text:span text:style-name="T3_10">function</text:span><text:span text:style-name="T3_11"><text:s/></text:span><text:span text:style-name="T3_12">that</text:span><text:span text:style-name="T3_13"><text:s/></text:span><text:span text:style-name="T3_14">allows</text:span><text:span text:style-name="T3_15"><text:s/></text:span><text:span text:style-name="T3_16">the</text:span><text:span text:style-name="T3_17"><text:s/></text:span><text:span text:style-name="T3_18">programmer</text:span><text:span text:style-name="T3_19"><text:s/></text:span><text:span text:style-name="T3_20">to</text:span><text:span text:style-name="T3_21"><text:s/></text:span><text:span text:style-name="T3_22">overload</text:span><text:span text:style-name="T3_23"><text:s/></text:span><text:span text:style-name="T3_24">operators</text:span><text:span text:style-name="T3_25">.<text:s/></text:span><text:span text:style-name="T3_26">Overloading</text:span><text:span text:style-name="T3_27"><text:s/></text:span><text:span text:style-name="T3_28">operators</text:span><text:span text:style-name="T3_29"><text:s/></text:span><text:span text:style-name="T3_30">is</text:span><text:span text:style-name="T3_31"><text:s/></text:span><text:span text:style-name="T3_32">like</text:span><text:span text:style-name="T3_33"><text:s/></text:span><text:span text:style-name="T3_34">re</text:span><text:span text:style-name="T3_35">-</text:span><text:span text:style-name="T3_36">defining</text:span><text:span text:style-name="T3_37"><text:s/></text:span><text:span text:style-name="T3_38">a</text:span><text:span text:style-name="T3_39"><text:s/></text:span><text:span text:style-name="T3_40">word</text:span><text:span text:style-name="T3_41">,<text:s/></text:span><text:span text:style-name="T3_42">or</text:span><text:span text:style-name="T3_43"><text:s/></text:span><text:span text:style-name="T3_44">simply</text:span><text:span text:style-name="T3_45"><text:s/></text:span><text:span text:style-name="T3_46">adding</text:span><text:span text:style-name="T3_47"><text:s/></text:span><text:span text:style-name="T3_48">another</text:span><text:span text:style-name="T3_49"><text:s/></text:span><text:span text:style-name="T3_50">definition</text:span><text:span text:style-name="T3_51"><text:s/></text:span><text:span text:style-name="T3_52">to</text:span><text:span text:style-name="T3_53"><text:s/></text:span><text:span text:style-name="T3_54">a</text:span><text:span text:style-name="T3_55"><text:s/></text:span><text:span text:style-name="T3_56">word</text:span><text:span text:style-name="T3_57"><text:s/></text:span><text:span text:style-name="T3_58">in</text:span><text:span text:style-name="T3_59"><text:s/></text:span><text:span text:style-name="T3_60">the</text:span><text:span text:style-name="T3_61"><text:s/></text:span><text:span text:style-name="T3_62">dictionary</text:span><text:span text:style-name="T3_63">,<text:s/></text:span><text:span text:style-name="T3_64">allowing</text:span><text:span text:style-name="T3_65"><text:s/></text:span><text:span text:style-name="T3_66">it</text:span><text:span text:style-name="T3_67"><text:s/></text:span><text:span text:style-name="T3_68">to</text:span><text:span text:style-name="T3_69"><text:s/></text:span><text:span text:style-name="T3_70">be</text:span><text:span text:style-name="T3_71"><text:s/></text:span><text:span text:style-name="T3_72">used</text:span><text:span text:style-name="T3_73"><text:s/></text:span><text:span text:style-name="T3_74">in</text:span><text:span text:style-name="T3_75"><text:s/></text:span><text:span text:style-name="T3_76">multiple</text:span><text:span text:style-name="T3_77"><text:s/></text:span><text:span text:style-name="T3_78">ways</text:span><text:span text:style-name="T3_79">.<text:s/></text:span><text:span text:style-name="T3_80">This</text:span><text:span text:style-name="T3_81"><text:s/></text:span><text:span text:style-name="T3_82">gives</text:span><text:span text:style-name="T3_83"><text:s/></text:span><text:span text:style-name="T3_84">us</text:span><text:span text:style-name="T3_85"><text:s/></text:span><text:span text:style-name="T3_86">the</text:span><text:span text:style-name="T3_87"><text:s/></text:span><text:span text:style-name="T3_88">ability</text:span><text:span text:style-name="T3_89"><text:s/></text:span><text:span text:style-name="T3_90">to</text:span><text:span text:style-name="T3_91"><text:s/></text:span><text:span text:style-name="T3_92">manipulate</text:span><text:span text:style-name="T3_93"><text:s/></text:span><text:span text:style-name="T3_94">input</text:span><text:span text:style-name="T3_95">,<text:s/></text:span><text:span text:style-name="T3_96">output</text:span><text:span text:style-name="T3_97">,<text:s/></text:span><text:span text:style-name="T3_98">and</text:span><text:span text:style-name="T3_99"><text:s/></text:span><text:span text:style-name="T3_100">even</text:span><text:span text:style-name="T3_101"><text:s/></text:span><text:span text:style-name="T3_102">arithmetic</text:span><text:span text:style-name="T3_103"><text:s/></text:span><text:span text:style-name="T3_104">operators</text:span><text:span text:style-name="T3_105"><text:s/></text:span><text:span text:style-name="T3_106">through</text:span><text:span text:style-name="T3_107"><text:s/></text:span><text:span text:style-name="T3_108">classes</text:span><text:span text:style-name="T3_109">.<text:s/></text:span><text:span text:style-name="T3_110">To</text:span><text:span text:style-name="T3_111"><text:s/></text:span><text:span text:style-name="T3_112">overload</text:span><text:span text:style-name="T3_113"><text:s/></text:span><text:span text:style-name="T3_114">an</text:span><text:span text:style-name="T3_115"><text:s/></text:span><text:span text:style-name="T3_116">operator</text:span><text:span text:style-name="T3_117">,<text:s/></text:span><text:span text:style-name="T3_118">a</text:span><text:span text:style-name="T3_119"><text:s/></text:span><text:span text:style-name="T3_120">function</text:span><text:span text:style-name="T3_121"><text:s/></text:span><text:span text:style-name="T3_122">of</text:span><text:span text:style-name="T3_123"><text:s/></text:span><text:span text:style-name="T3_124">type</text:span><text:span text:style-name="T3_125"><text:s/></text:span><text:span text:style-name="T3_126">operator</text:span><text:span text:style-name="T3_127"><text:s/></text:span><text:span text:style-name="T3_128">is</text:span><text:span text:style-name="T3_129"><text:s/></text:span><text:span text:style-name="T3_130">declared</text:span><text:span text:style-name="T3_131">,<text:s/></text:span><text:span text:style-name="T3_132">followed</text:span><text:span text:style-name="T3_133"><text:s/></text:span><text:span text:style-name="T3_134">by</text:span><text:span text:style-name="T3_135"><text:s/></text:span><text:span text:style-name="T3_136">the</text:span><text:span text:style-name="T3_137"><text:s/></text:span><text:span text:style-name="T3_138">sign</text:span><text:span text:style-name="T3_139"><text:s/></text:span><text:span text:style-name="T3_140">of</text:span><text:span text:style-name="T3_141"><text:s/></text:span><text:span text:style-name="T3_142">the</text:span><text:span text:style-name="T3_143"><text:s/></text:span><text:span text:style-name="T3_144">operator</text:span><text:span text:style-name="T3_145"><text:s/></text:span><text:span text:style-name="T3_146">you</text:span><text:span text:style-name="T3_147"><text:s/></text:span><text:span text:style-name="T3_148">want</text:span><text:span text:style-name="T3_149"><text:s/></text:span><text:span text:style-name="T3_150">to</text:span><text:span text:style-name="T3_151"><text:s/></text:span><text:span text:style-name="T3_152">overload</text:span><text:span text:style-name="T3_153">.</text:span></text:p>
      <text:p text:style-name="P4"/>
      <text:p text:style-name="P5"><text:span text:style-name="T5_1">For</text:span><text:span text:style-name="T5_2"><text:s/></text:span><text:span text:style-name="T5_3">example</text:span><text:span text:style-name="T5_4">:</text:span></text:p>
      <text:p text:style-name="P6"/>
      <text:p text:style-name="P7"><text:span text:style-name="T7_1">class</text:span><text:span text:style-name="T7_2"><text:s/></text:span><text:span text:style-name="T7_3">point</text:span></text:p>
      <text:p text:style-name="P8"><text:span text:style-name="T8_1">{</text:span></text:p>
      <text:p text:style-name="P9"><text:span text:style-name="T9_1">public</text:span><text:span text:style-name="T9_2">:</text:span></text:p>
      <text:p text:style-name="P10"><text:span text:style-name="T10_1"><text:tab/></text:span><text:span text:style-name="T10_2">bool</text:span><text:span text:style-name="T10_3"><text:s/></text:span><text:span text:style-name="T10_4">operator</text:span><text:span text:style-name="T10_5">==<text:s/>();</text:span></text:p>
      <text:p text:style-name="P11"/>
      <text:p text:style-name="P12"><text:span text:style-name="T12_1">private</text:span><text:span text:style-name="T12_2">:<text:s/></text:span></text:p>
      <text:p text:style-name="P13"/>
      <text:p text:style-name="P14"><text:span text:style-name="T14_1">};</text:span></text:p>
      <text:p text:style-name="P15"/>
      <text:p text:style-name="P16"><text:span text:style-name="T16_1">The</text:span><text:span text:style-name="T16_2"><text:s/></text:span><text:span text:style-name="T16_3">Overloadable</text:span><text:span text:style-name="T16_4"><text:s/></text:span><text:span text:style-name="T16_5">operators</text:span><text:span text:style-name="T16_6"><text:s/></text:span><text:span text:style-name="T16_7">include</text:span><text:span text:style-name="T16_8"><text:s/></text:span><text:span text:style-name="T16_9">the</text:span><text:span text:style-name="T16_10"><text:s/></text:span><text:span text:style-name="T16_11">following</text:span><text:span text:style-name="T16_12">:</text:span></text:p>
      <text:p text:style-name="P17"/>
      <text:p text:style-name="P18"><text:span text:style-name="T18_1">+<text:tab/>-<text:s/><text:tab/>*<text:tab/>/<text:tab/>&lt;<text:tab/>&gt;<text:tab/>=<text:tab/>!=<text:tab/>==<text:tab/>&lt;=<text:tab/>&gt;=<text:tab/>+=<text:tab/>-=<text:tab/>*=<text:tab/>/=<text:tab/>&gt;&gt;<text:tab/>&lt;&lt;<text:tab/>&lt;&lt;=<text:tab/>&gt;&gt;=<text:tab/>++<text:tab/>-<text:tab/>^<text:tab/>%<text:tab/>&amp;<text:tab/>!<text:tab/>~</text:span></text:p>
      <text:p text:style-name="P19"><text:span text:style-name="T19_1">|<text:tab/>|=<text:tab/>||<text:tab/>&amp;&amp;<text:tab/>^=<text:tab/>&amp;=<text:tab/>%=<text:tab/></text:span><text:span text:style-name="T19_2">new</text:span><text:span text:style-name="T19_3"><text:tab/></text:span><text:span text:style-name="T19_4">delete</text:span><text:span text:style-name="T19_5"><text:tab/><text:s text:c="9"/></text:span><text:span text:style-name="T19_6">new</text:span><text:span text:style-name="T19_7">[<text:s/>]<text:s text:c="7"/></text:span><text:span text:style-name="T19_8">delete</text:span><text:span text:style-name="T19_9">[<text:s/>]</text:span></text:p>
      <text:p text:style-name="P20"><text:span text:style-name="T20_1">,<text:tab/>-&gt;*<text:tab/>-&gt;</text:span></text:p>
      <text:p text:style-name="P21"/>
      <text:p text:style-name="P22"><text:span text:style-name="T22_1">Friend</text:span><text:span text:style-name="T22_2"><text:s/></text:span><text:span text:style-name="T22_3">Functions</text:span><text:span text:style-name="T22_4"><text:s/></text:span><text:span text:style-name="T22_5">in</text:span><text:span text:style-name="T22_6"><text:s/></text:span><text:span text:style-name="T22_7">Classes</text:span></text:p>
      <text:p text:style-name="P23"/>
      <text:p text:style-name="P24"><text:span text:style-name="T24_1">You</text:span><text:span text:style-name="T24_2"><text:s/></text:span><text:span text:style-name="T24_3">may</text:span><text:span text:style-name="T24_4"><text:s/></text:span><text:span text:style-name="T24_5">not</text:span><text:span text:style-name="T24_6"><text:s/></text:span><text:span text:style-name="T24_7">always</text:span><text:span text:style-name="T24_8"><text:s/></text:span><text:span text:style-name="T24_9">need</text:span><text:span text:style-name="T24_10"><text:s/></text:span><text:span text:style-name="T24_11">to</text:span><text:span text:style-name="T24_12"><text:s/></text:span><text:span text:style-name="T24_13">use</text:span><text:span text:style-name="T24_14"><text:s/></text:span><text:span text:style-name="T24_15">overloaded</text:span><text:span text:style-name="T24_16"><text:s/></text:span><text:span text:style-name="T24_17">operators</text:span><text:span text:style-name="T24_18">.<text:s text:c="2"/></text:span><text:span text:style-name="T24_19">But</text:span><text:span text:style-name="T24_20">,<text:s/></text:span><text:span text:style-name="T24_21">by</text:span><text:span text:style-name="T24_22"><text:s/></text:span><text:span text:style-name="T24_23">manipulating</text:span><text:span text:style-name="T24_24"><text:s/></text:span><text:span text:style-name="T24_25">certain</text:span><text:span text:style-name="T24_26"><text:s/></text:span><text:span text:style-name="T24_27">operators</text:span><text:span text:style-name="T24_28">,<text:s/></text:span><text:span text:style-name="T24_29">it</text:span><text:span text:style-name="T24_30"><text:s/></text:span><text:span text:style-name="T24_31">can</text:span><text:span text:style-name="T24_32"><text:s/></text:span><text:span text:style-name="T24_33">make</text:span><text:span text:style-name="T24_34"><text:s/></text:span><text:span text:style-name="T24_35">sections</text:span><text:span text:style-name="T24_36"><text:s/></text:span><text:span text:style-name="T24_37">of</text:span><text:span text:style-name="T24_38"><text:s/></text:span><text:span text:style-name="T24_39">your</text:span><text:span text:style-name="T24_40"><text:s/></text:span><text:span text:style-name="T24_41">code</text:span><text:span text:style-name="T24_42"><text:s/></text:span><text:span text:style-name="T24_43">more</text:span><text:span text:style-name="T24_44"><text:s/></text:span><text:span text:style-name="T24_45">convenient</text:span><text:span text:style-name="T24_46"><text:s/></text:span><text:span text:style-name="T24_47">and</text:span><text:span text:style-name="T24_48"><text:s/></text:span><text:span text:style-name="T24_49">easier</text:span><text:span text:style-name="T24_50"><text:s/></text:span><text:span text:style-name="T24_51">to</text:span><text:span text:style-name="T24_52"><text:s/></text:span><text:span text:style-name="T24_53">read</text:span><text:span text:style-name="T24_54">.<text:s/></text:span><text:span text:style-name="T24_55">When</text:span><text:span text:style-name="T24_56"><text:s/></text:span><text:span text:style-name="T24_57">using</text:span><text:span text:style-name="T24_58"><text:s/></text:span><text:span text:style-name="T24_59">overloaded</text:span><text:span text:style-name="T24_60"><text:s/></text:span><text:span text:style-name="T24_61">operators</text:span><text:span text:style-name="T24_62"><text:s/></text:span><text:span text:style-name="T24_63">in</text:span><text:span text:style-name="T24_64"><text:s/></text:span><text:span text:style-name="T24_65">order</text:span><text:span text:style-name="T24_66"><text:s/></text:span><text:span text:style-name="T24_67">to</text:span><text:span text:style-name="T24_68"><text:s/></text:span><text:span text:style-name="T24_69">manipulate</text:span><text:span text:style-name="T24_70"><text:s/></text:span><text:span text:style-name="T24_71">private</text:span><text:span text:style-name="T24_72"><text:s/></text:span><text:span text:style-name="T24_73">member</text:span><text:span text:style-name="T24_74"><text:s/></text:span><text:span text:style-name="T24_75">variables</text:span><text:span text:style-name="T24_76"><text:s/></text:span><text:span text:style-name="T24_77">within</text:span><text:span text:style-name="T24_78"><text:s/></text:span><text:span text:style-name="T24_79">a</text:span><text:span text:style-name="T24_80"><text:s/></text:span><text:span text:style-name="T24_81">user</text:span><text:span text:style-name="T24_82">-</text:span><text:span text:style-name="T24_83">defined</text:span><text:span text:style-name="T24_84"><text:s/></text:span><text:span text:style-name="T24_85">class</text:span><text:span text:style-name="T24_86">,<text:s/></text:span><text:span text:style-name="T24_87">it</text:span><text:span text:style-name="T24_88"><text:s/></text:span><text:span text:style-name="T24_89">is</text:span><text:span text:style-name="T24_90"><text:s/></text:span><text:span text:style-name="T24_91">imperative</text:span><text:span text:style-name="T24_92"><text:s/></text:span><text:span text:style-name="T24_93">that</text:span><text:span text:style-name="T24_94"><text:s/></text:span><text:span text:style-name="T24_95">you</text:span><text:span text:style-name="T24_96"><text:s/></text:span><text:span text:style-name="T24_97">use</text:span><text:span text:style-name="T24_98"><text:s/></text:span><text:span text:style-name="T24_99">the</text:span><text:span text:style-name="T24_100"><text:s/></text:span><text:span text:style-name="T24_101">friend</text:span><text:span text:style-name="T24_102"><text:s/></text:span><text:span text:style-name="T24_103">function</text:span><text:span text:style-name="T24_104">.<text:s text:c="2"/></text:span><text:span text:style-name="T24_105">A</text:span><text:span text:style-name="T24_106"><text:s/></text:span><text:span text:style-name="T24_107">friend</text:span><text:span text:style-name="T24_108"><text:s/></text:span><text:span text:style-name="T24_109">function</text:span><text:span text:style-name="T24_110"><text:s/></text:span><text:span text:style-name="T24_111">is</text:span><text:span text:style-name="T24_112"><text:s/></text:span><text:span text:style-name="T24_113">designated</text:span><text:span text:style-name="T24_114"><text:s/></text:span><text:span text:style-name="T24_115">by</text:span><text:span text:style-name="T24_116"><text:s/></text:span><text:span text:style-name="T24_117">placing</text:span><text:span text:style-name="T24_118"><text:s/></text:span><text:span text:style-name="T24_119">the</text:span><text:span text:style-name="T24_120"><text:s/></text:span><text:span text:style-name="T24_121">word</text:span><text:span text:style-name="T24_122"><text:s/></text:span><text:span text:style-name="T24_123">“</text:span><text:span text:style-name="T24_124">friend</text:span><text:span text:style-name="T24_125">”<text:s/></text:span><text:span text:style-name="T24_126"><text:s/></text:span><text:span text:style-name="T24_127">before</text:span><text:span text:style-name="T24_128"><text:s/></text:span><text:span text:style-name="T24_129">an</text:span><text:span text:style-name="T24_130"><text:s/></text:span><text:span text:style-name="T24_131">indicated</text:span><text:span text:style-name="T24_132"><text:s/></text:span><text:span text:style-name="T24_133">function</text:span><text:span text:style-name="T24_134">.<text:s text:c="2"/></text:span><text:span text:style-name="T24_135">By</text:span><text:span text:style-name="T24_136"><text:s/></text:span><text:span text:style-name="T24_137">doing</text:span><text:span text:style-name="T24_138"><text:s/></text:span><text:span text:style-name="T24_139">so</text:span><text:span text:style-name="T24_140">,<text:s/></text:span><text:span text:style-name="T24_141">this</text:span><text:span text:style-name="T24_142"><text:s/></text:span><text:span text:style-name="T24_143">informs</text:span><text:span text:style-name="T24_144"><text:s/></text:span><text:span text:style-name="T24_145">the</text:span><text:span text:style-name="T24_146"><text:s/></text:span><text:span text:style-name="T24_147">compiler</text:span><text:span text:style-name="T24_148"><text:s/></text:span><text:span text:style-name="T24_149">that</text:span><text:span text:style-name="T24_150"><text:s/></text:span><text:span text:style-name="T24_151">the</text:span><text:span text:style-name="T24_152"><text:s/></text:span><text:span text:style-name="T24_153">indicated</text:span><text:span text:style-name="T24_154"><text:s/></text:span><text:span text:style-name="T24_155">function</text:span><text:span text:style-name="T24_156"><text:s/></text:span><text:span text:style-name="T24_157">is</text:span><text:span text:style-name="T24_158"><text:s/></text:span><text:span text:style-name="T24_159">not</text:span><text:span text:style-name="T24_160"><text:s/></text:span><text:span text:style-name="T24_161">part</text:span><text:span text:style-name="T24_162"><text:s/></text:span><text:span text:style-name="T24_163">of</text:span><text:span text:style-name="T24_164"><text:s/></text:span><text:span text:style-name="T24_165">the</text:span><text:span text:style-name="T24_166"><text:s/></text:span><text:span text:style-name="T24_167">class</text:span><text:span text:style-name="T24_168"><text:s/></text:span><text:span text:style-name="T24_169">but</text:span><text:span text:style-name="T24_170">,<text:s/></text:span><text:span text:style-name="T24_171">may</text:span><text:span text:style-name="T24_172"><text:s/></text:span><text:span text:style-name="T24_173">access</text:span><text:span text:style-name="T24_174"><text:s/></text:span><text:span text:style-name="T24_175">private</text:span><text:span text:style-name="T24_176"><text:s/></text:span><text:span text:style-name="T24_177">members</text:span><text:span text:style-name="T24_178"><text:s/></text:span><text:span text:style-name="T24_179">from</text:span><text:span text:style-name="T24_180"><text:s/></text:span><text:span text:style-name="T24_181">within</text:span><text:span text:style-name="T24_182"><text:s/></text:span><text:span text:style-name="T24_183">it</text:span><text:span text:style-name="T24_184">.<text:s/></text:span></text:p>
      <text:p text:style-name="P25"/>
      <text:p text:style-name="P26"/>
      <text:p text:style-name="P27"/>
      <text:p text:style-name="P28"><text:span text:style-name="T28_1">Overloading</text:span><text:span text:style-name="T28_2"><text:s/></text:span><text:span text:style-name="T28_3">Input</text:span><text:span text:style-name="T28_4"><text:s/></text:span><text:span text:style-name="T28_5">and</text:span><text:span text:style-name="T28_6"><text:s/></text:span><text:span text:style-name="T28_7">Output</text:span><text:span text:style-name="T28_8"><text:s/></text:span><text:span text:style-name="T28_9">Stream</text:span></text:p>
      <text:p text:style-name="P29"/>
      <text:p text:style-name="P30"><text:span text:style-name="T30_1">In</text:span><text:span text:style-name="T30_2"><text:s/></text:span><text:span text:style-name="T30_3">certain</text:span><text:span text:style-name="T30_4"><text:s/></text:span><text:span text:style-name="T30_5">situation</text:span><text:span text:style-name="T30_6"><text:s/></text:span><text:span text:style-name="T30_7">operator</text:span><text:span text:style-name="T30_8"><text:s/></text:span><text:span text:style-name="T30_9">overloading</text:span><text:span text:style-name="T30_10"><text:s/></text:span><text:span text:style-name="T30_11">can</text:span><text:span text:style-name="T30_12"><text:s/></text:span><text:span text:style-name="T30_13">be</text:span><text:span text:style-name="T30_14"><text:s/></text:span><text:span text:style-name="T30_15">a</text:span><text:span text:style-name="T30_16"><text:s/></text:span><text:span text:style-name="T30_17">little</text:span><text:span text:style-name="T30_18"><text:s/></text:span><text:span text:style-name="T30_19">different</text:span><text:span text:style-name="T30_20">.<text:s/></text:span><text:span text:style-name="T30_21">When</text:span><text:span text:style-name="T30_22"><text:s/></text:span><text:span text:style-name="T30_23">you</text:span><text:span text:style-name="T30_24"><text:s/></text:span><text:span text:style-name="T30_25">are</text:span><text:span text:style-name="T30_26"><text:s/></text:span><text:span text:style-name="T30_27">overloading</text:span><text:span text:style-name="T30_28"><text:s/></text:span><text:span text:style-name="T30_29">either</text:span><text:span text:style-name="T30_30"><text:s/></text:span><text:span text:style-name="T30_31">the</text:span><text:span text:style-name="T30_32"><text:s/></text:span><text:span text:style-name="T30_33">input</text:span><text:span text:style-name="T30_34"><text:s/></text:span><text:span text:style-name="T30_35">stream</text:span><text:span text:style-name="T30_36"><text:s/></text:span><text:span text:style-name="T30_37">or</text:span><text:span text:style-name="T30_38"><text:s/></text:span><text:span text:style-name="T30_39">output</text:span><text:span text:style-name="T30_40"><text:s/></text:span><text:span text:style-name="T30_41">stream</text:span><text:span text:style-name="T30_42"><text:s/></text:span><text:span text:style-name="T30_43">operator</text:span><text:span text:style-name="T30_44">,<text:s/></text:span><text:span text:style-name="T30_45">remember</text:span><text:span text:style-name="T30_46"><text:s/></text:span><text:span text:style-name="T30_47">to</text:span><text:span text:style-name="T30_48"><text:s/></text:span><text:span text:style-name="T30_49">place</text:span><text:span text:style-name="T30_50"><text:s/></text:span><text:span text:style-name="T30_51">an</text:span><text:span text:style-name="T30_52"><text:s/></text:span><text:span text:style-name="T30_53">ampersand</text:span><text:span text:style-name="T30_54"><text:s/></text:span><text:span text:style-name="T30_55">after</text:span><text:span text:style-name="T30_56"><text:s/></text:span><text:span text:style-name="T30_57">the</text:span><text:span text:style-name="T30_58"><text:s/>“</text:span><text:span text:style-name="T30_59">istream</text:span><text:span text:style-name="T30_60">”<text:s/></text:span><text:span text:style-name="T30_61">and</text:span><text:span text:style-name="T30_62"><text:s/></text:span><text:span text:style-name="T30_63">the</text:span><text:span text:style-name="T30_64"><text:s/>“</text:span><text:span text:style-name="T30_65">ostream</text:span><text:span text:style-name="T30_66">”<text:s/></text:span><text:span text:style-name="T30_67">in</text:span><text:span text:style-name="T30_68"><text:s/></text:span><text:span text:style-name="T30_69">the</text:span><text:span text:style-name="T30_70"><text:s/></text:span><text:span text:style-name="T30_71">function</text:span><text:span text:style-name="T30_72"><text:s/></text:span><text:span text:style-name="T30_73">name</text:span><text:span text:style-name="T30_74">.<text:s/></text:span><text:span text:style-name="T30_75">The</text:span><text:span text:style-name="T30_76"><text:s/></text:span><text:span text:style-name="T30_77">ampersand</text:span><text:span text:style-name="T30_78"><text:s/></text:span><text:span text:style-name="T30_79">allows</text:span><text:span text:style-name="T30_80"><text:s/></text:span><text:span text:style-name="T30_81">you</text:span><text:span text:style-name="T30_82"><text:s/></text:span><text:span text:style-name="T30_83">to</text:span><text:span text:style-name="T30_84"><text:s/></text:span><text:span text:style-name="T30_85">change</text:span><text:span text:style-name="T30_86"><text:s/></text:span><text:span text:style-name="T30_87">the</text:span><text:span text:style-name="T30_88"><text:s/></text:span><text:span text:style-name="T30_89">user</text:span><text:span text:style-name="T30_90"><text:s/></text:span><text:span text:style-name="T30_91">input</text:span><text:span text:style-name="T30_92"><text:s/></text:span><text:span text:style-name="T30_93">or</text:span><text:span text:style-name="T30_94"><text:s/></text:span><text:span text:style-name="T30_95">output</text:span><text:span text:style-name="T30_96">,<text:s/></text:span><text:span text:style-name="T30_97">further</text:span><text:span text:style-name="T30_98"><text:s/></text:span><text:span text:style-name="T30_99">known</text:span><text:span text:style-name="T30_100"><text:s/></text:span><text:span text:style-name="T30_101">as</text:span><text:span text:style-name="T30_102"><text:s/>“</text:span><text:span text:style-name="T30_103">passing</text:span><text:span text:style-name="T30_104"><text:s/></text:span><text:span text:style-name="T30_105">a</text:span><text:span text:style-name="T30_106"><text:s/></text:span><text:span text:style-name="T30_107">variable</text:span><text:span text:style-name="T30_108"><text:s/></text:span><text:span text:style-name="T30_109">by</text:span><text:span text:style-name="T30_110"><text:s/></text:span><text:span text:style-name="T30_111">reference</text:span><text:span text:style-name="T30_112">”.<text:s/></text:span><text:span text:style-name="T30_113">Also</text:span><text:span text:style-name="T30_114"><text:s/></text:span><text:span text:style-name="T30_115">when</text:span><text:span text:style-name="T30_116"><text:s/></text:span><text:span text:style-name="T30_117">defining</text:span><text:span text:style-name="T30_118"><text:s/></text:span><text:span text:style-name="T30_119">a</text:span><text:span text:style-name="T30_120"><text:s/></text:span><text:span text:style-name="T30_121">friend</text:span><text:span text:style-name="T30_122"><text:s/></text:span><text:span text:style-name="T30_123">function</text:span><text:span text:style-name="T30_124"><text:s/></text:span><text:span text:style-name="T30_125">beneath</text:span><text:span text:style-name="T30_126"><text:s/></text:span><text:span text:style-name="T30_127">the</text:span><text:span text:style-name="T30_128"><text:s/></text:span><text:span text:style-name="T30_129">main</text:span><text:span text:style-name="T30_130">,<text:s/></text:span><text:span text:style-name="T30_131">declare</text:span><text:span text:style-name="T30_132"><text:s/></text:span><text:span text:style-name="T30_133">the</text:span><text:span text:style-name="T30_134"><text:s/></text:span><text:span text:style-name="T30_135">function</text:span><text:span text:style-name="T30_136"><text:s/></text:span><text:span text:style-name="T30_137">without</text:span><text:span text:style-name="T30_138"><text:s/></text:span><text:span text:style-name="T30_139">the</text:span><text:span text:style-name="T30_140"><text:s/>“</text:span><text:span text:style-name="T30_141">friend</text:span><text:span text:style-name="T30_142">”<text:s/></text:span><text:span text:style-name="T30_143">in</text:span><text:span text:style-name="T30_144"><text:s/></text:span><text:span text:style-name="T30_145">the</text:span><text:span text:style-name="T30_146"><text:s/></text:span><text:span text:style-name="T30_147">beginning</text:span><text:span text:style-name="T30_148">.<text:s/></text:span><text:span text:style-name="T30_149">For</text:span><text:span text:style-name="T30_150"><text:s/></text:span><text:span text:style-name="T30_151">example</text:span><text:span text:style-name="T30_152">,<text:s/></text:span><text:span text:style-name="T30_153">if</text:span><text:span text:style-name="T30_154"><text:s/></text:span><text:span text:style-name="T30_155">you</text:span><text:span text:style-name="T30_156"><text:s/></text:span><text:span text:style-name="T30_157">want</text:span><text:span text:style-name="T30_158"><text:s/></text:span><text:span text:style-name="T30_159">to</text:span><text:span text:style-name="T30_160"><text:s/></text:span><text:span text:style-name="T30_161">create</text:span><text:span text:style-name="T30_162"><text:s/></text:span><text:span text:style-name="T30_163">a</text:span><text:span text:style-name="T30_164"><text:s/></text:span><text:span text:style-name="T30_165">program</text:span><text:span text:style-name="T30_166"><text:s/></text:span><text:span text:style-name="T30_167">that</text:span><text:span text:style-name="T30_168"><text:s/></text:span><text:span text:style-name="T30_169">reads</text:span><text:span text:style-name="T30_170"><text:s/></text:span><text:span text:style-name="T30_171">in</text:span><text:span text:style-name="T30_172"><text:s/></text:span><text:span text:style-name="T30_173">user</text:span><text:span text:style-name="T30_174"><text:s/></text:span><text:span text:style-name="T30_175">input</text:span><text:span text:style-name="T30_176"><text:s/></text:span><text:span text:style-name="T30_177">as</text:span><text:span text:style-name="T30_178"><text:s/>(</text:span><text:span text:style-name="T30_179">x</text:span><text:span text:style-name="T30_180">,</text:span><text:span text:style-name="T30_181">y</text:span><text:span text:style-name="T30_182">)<text:s/></text:span><text:span text:style-name="T30_183">and</text:span><text:span text:style-name="T30_184"><text:s/></text:span><text:span text:style-name="T30_185">only</text:span><text:span text:style-name="T30_186"><text:s/></text:span><text:span text:style-name="T30_187">stores</text:span><text:span text:style-name="T30_188"><text:s/></text:span><text:span text:style-name="T30_189">the</text:span><text:span text:style-name="T30_190"><text:s/></text:span><text:span text:style-name="T30_191">number</text:span><text:span text:style-name="T30_192"><text:s/></text:span><text:span text:style-name="T30_193">values</text:span><text:span text:style-name="T30_194"><text:s/></text:span><text:span text:style-name="T30_195">within</text:span><text:span text:style-name="T30_196"><text:s/></text:span><text:span text:style-name="T30_197">the</text:span><text:span text:style-name="T30_198"><text:s/></text:span><text:span text:style-name="T30_199">parenthesis</text:span><text:span text:style-name="T30_200">,<text:s/></text:span><text:span text:style-name="T30_201">you</text:span><text:span text:style-name="T30_202"><text:s/></text:span><text:span text:style-name="T30_203">would</text:span><text:span text:style-name="T30_204"><text:s/></text:span><text:span text:style-name="T30_205">need</text:span><text:span text:style-name="T30_206"><text:s/></text:span><text:span text:style-name="T30_207">to</text:span><text:span text:style-name="T30_208"><text:s/></text:span><text:span text:style-name="T30_209">overload</text:span><text:span text:style-name="T30_210"><text:s/></text:span><text:span text:style-name="T30_211">the</text:span><text:span text:style-name="T30_212"><text:s/></text:span><text:span text:style-name="T30_213">input</text:span><text:span text:style-name="T30_214"><text:s/></text:span><text:span text:style-name="T30_215">stream</text:span><text:span text:style-name="T30_216"><text:s/></text:span><text:span text:style-name="T30_217">operator</text:span><text:span text:style-name="T30_218">.<text:s text:c="2"/></text:span><text:span text:style-name="T30_219">The</text:span><text:span text:style-name="T30_220"><text:s/></text:span><text:span text:style-name="T30_221">operator</text:span><text:span text:style-name="T30_222">,<text:s/></text:span><text:span text:style-name="T30_223">if</text:span><text:span text:style-name="T30_224"><text:s/></text:span><text:span text:style-name="T30_225">done</text:span><text:span text:style-name="T30_226"><text:s/></text:span><text:span text:style-name="T30_227">correctly</text:span><text:span text:style-name="T30_228">,<text:s/></text:span><text:span text:style-name="T30_229">should</text:span><text:span text:style-name="T30_230"><text:s/></text:span><text:span text:style-name="T30_231">prompt</text:span><text:span text:style-name="T30_232"><text:s/></text:span><text:span text:style-name="T30_233">the</text:span><text:span text:style-name="T30_234"><text:s/></text:span><text:span text:style-name="T30_235">user</text:span><text:span text:style-name="T30_236"><text:s/></text:span><text:span text:style-name="T30_237">to</text:span><text:span text:style-name="T30_238"><text:s/></text:span><text:span text:style-name="T30_239">input</text:span><text:span text:style-name="T30_240"><text:s/></text:span><text:span text:style-name="T30_241">points</text:span><text:span text:style-name="T30_242"><text:s/></text:span><text:span text:style-name="T30_243">as</text:span><text:span text:style-name="T30_244"><text:s/>(</text:span><text:span text:style-name="T30_245">x</text:span><text:span text:style-name="T30_246">,</text:span><text:span text:style-name="T30_247">y</text:span><text:span text:style-name="T30_248">)<text:s/></text:span><text:span text:style-name="T30_249">and</text:span><text:span text:style-name="T30_250"><text:s/></text:span><text:span text:style-name="T30_251">then</text:span><text:span text:style-name="T30_252"><text:s/></text:span><text:span text:style-name="T30_253">only</text:span><text:span text:style-name="T30_254"><text:s/></text:span><text:span text:style-name="T30_255">store</text:span><text:span text:style-name="T30_256"><text:s/></text:span><text:span text:style-name="T30_257">the</text:span><text:span text:style-name="T30_258"><text:s/></text:span><text:span text:style-name="T30_259">numbers</text:span><text:span text:style-name="T30_260"><text:s/></text:span><text:span text:style-name="T30_261">for</text:span><text:span text:style-name="T30_262"><text:s/></text:span><text:span text:style-name="T30_263">both</text:span><text:span text:style-name="T30_264"><text:s/></text:span><text:span text:style-name="T30_265">x</text:span><text:span text:style-name="T30_266"><text:s/></text:span><text:span text:style-name="T30_267">and</text:span><text:span text:style-name="T30_268"><text:s/></text:span><text:span text:style-name="T30_269">y</text:span><text:span text:style-name="T30_270">,<text:s/></text:span><text:span text:style-name="T30_271">discarding</text:span><text:span text:style-name="T30_272"><text:s/></text:span><text:span text:style-name="T30_273">any</text:span><text:span text:style-name="T30_274"><text:s/></text:span><text:span text:style-name="T30_275">unnecessary</text:span><text:span text:style-name="T30_276"><text:s/></text:span><text:span text:style-name="T30_277">items</text:span><text:span text:style-name="T30_278">.<text:s/></text:span></text:p>
      <text:p text:style-name="P31"/>
      <text:p text:style-name="P32"><text:span text:style-name="T32_1">Class</text:span><text:span text:style-name="T32_2"><text:s/></text:span><text:span text:style-name="T32_3">Input</text:span><text:span text:style-name="T32_4">/</text:span><text:span text:style-name="T32_5">Output</text:span><text:span text:style-name="T32_6"><text:s/></text:span><text:span text:style-name="T32_7">Stream</text:span><text:span text:style-name="T32_8"><text:s/></text:span><text:span text:style-name="T32_9">Overloading</text:span><text:span text:style-name="T32_10"><text:s/></text:span><text:span text:style-name="T32_11">and</text:span><text:span text:style-name="T32_12"><text:s/></text:span><text:span text:style-name="T32_13">Friend</text:span><text:span text:style-name="T32_14"><text:s/></text:span><text:span text:style-name="T32_15">Function</text:span><text:span text:style-name="T32_16"><text:s/></text:span><text:span text:style-name="T32_17">Example</text:span></text:p>
      <text:p text:style-name="P33"/>
      <text:p text:style-name="P34"><text:span text:style-name="T34_1">In</text:span><text:span text:style-name="T34_2"><text:s/></text:span><text:span text:style-name="T34_3">this</text:span><text:span text:style-name="T34_4"><text:s/></text:span><text:span text:style-name="T34_5">example</text:span><text:span text:style-name="T34_6"><text:s/></text:span><text:span text:style-name="T34_7">we</text:span><text:span text:style-name="T34_8"><text:s/></text:span><text:span text:style-name="T34_9">create</text:span><text:span text:style-name="T34_10"><text:s/></text:span><text:span text:style-name="T34_11">an</text:span><text:span text:style-name="T34_12"><text:s/></text:span><text:span text:style-name="T34_13">object</text:span><text:span text:style-name="T34_14"><text:s/></text:span><text:span text:style-name="T34_15">of</text:span><text:span text:style-name="T34_16"><text:s/></text:span><text:span text:style-name="T34_17">type</text:span><text:span text:style-name="T34_18"><text:s/></text:span><text:span text:style-name="T34_19">Point</text:span><text:span text:style-name="T34_20"><text:s/></text:span><text:span text:style-name="T34_21">that</text:span><text:span text:style-name="T34_22"><text:s/></text:span><text:span text:style-name="T34_23">houses</text:span><text:span text:style-name="T34_24"><text:s/></text:span><text:span text:style-name="T34_25">two</text:span><text:span text:style-name="T34_26"><text:s/></text:span><text:span text:style-name="T34_27">values</text:span><text:span text:style-name="T34_28"><text:s/></text:span><text:span text:style-name="T34_29">of</text:span><text:span text:style-name="T34_30"><text:s/></text:span><text:span text:style-name="T34_31">type</text:span><text:span text:style-name="T34_32"><text:s/></text:span><text:span text:style-name="T34_33">double</text:span><text:span text:style-name="T34_34"><text:s/></text:span><text:span text:style-name="T34_35">called</text:span><text:span text:style-name="T34_36"><text:s/>“</text:span><text:span text:style-name="T34_37">x</text:span><text:span text:style-name="T34_38">”<text:s/></text:span><text:span text:style-name="T34_39">and</text:span><text:span text:style-name="T34_40"><text:s/>“</text:span><text:span text:style-name="T34_41">y</text:span><text:span text:style-name="T34_42">”,<text:s/></text:span><text:span text:style-name="T34_43">indicating</text:span><text:span text:style-name="T34_44"><text:s/></text:span><text:span text:style-name="T34_45">that</text:span><text:span text:style-name="T34_46"><text:s/></text:span><text:span text:style-name="T34_47">declarations</text:span><text:span text:style-name="T34_48"><text:s/></text:span><text:span text:style-name="T34_49">of</text:span><text:span text:style-name="T34_50"><text:s/></text:span><text:span text:style-name="T34_51">type</text:span><text:span text:style-name="T34_52"><text:s/></text:span><text:span text:style-name="T34_53">Point</text:span><text:span text:style-name="T34_54"><text:s/></text:span><text:span text:style-name="T34_55">will</text:span><text:span text:style-name="T34_56"><text:s/></text:span><text:span text:style-name="T34_57">contain</text:span><text:span text:style-name="T34_58"><text:s/></text:span><text:span text:style-name="T34_59">two</text:span><text:span text:style-name="T34_60"><text:s/></text:span><text:span text:style-name="T34_61">doubles</text:span><text:span text:style-name="T34_62">.<text:s/></text:span><text:span text:style-name="T34_63">Here</text:span><text:span text:style-name="T34_64"><text:s/></text:span><text:span text:style-name="T34_65">is</text:span><text:span text:style-name="T34_66"><text:s/></text:span><text:span text:style-name="T34_67">a</text:span><text:span text:style-name="T34_68"><text:s/></text:span><text:span text:style-name="T34_69">more</text:span><text:span text:style-name="T34_70"><text:s/></text:span><text:span text:style-name="T34_71">specific</text:span><text:span text:style-name="T34_72"><text:s/></text:span><text:span text:style-name="T34_73">way</text:span><text:span text:style-name="T34_74"><text:s/></text:span><text:span text:style-name="T34_75">to</text:span><text:span text:style-name="T34_76"><text:s/></text:span><text:span text:style-name="T34_77">overload</text:span><text:span text:style-name="T34_78"><text:s/></text:span><text:span text:style-name="T34_79">the</text:span><text:span text:style-name="T34_80"><text:s/></text:span><text:span text:style-name="T34_81">output</text:span><text:span text:style-name="T34_82"><text:s/></text:span><text:span text:style-name="T34_83">operator</text:span><text:span text:style-name="T34_84"><text:s/></text:span><text:span text:style-name="T34_85">in</text:span><text:span text:style-name="T34_86"><text:s/></text:span><text:span text:style-name="T34_87">order</text:span><text:span text:style-name="T34_88"><text:s/></text:span><text:span text:style-name="T34_89">to</text:span><text:span text:style-name="T34_90"><text:s/></text:span><text:span text:style-name="T34_91">print</text:span><text:span text:style-name="T34_92"><text:s/></text:span><text:span text:style-name="T34_93">user</text:span><text:span text:style-name="T34_94"><text:s/></text:span><text:span text:style-name="T34_95">inputs</text:span><text:span text:style-name="T34_96"><text:s/></text:span><text:span text:style-name="T34_97">as</text:span><text:span text:style-name="T34_98"><text:s/></text:span><text:span text:style-name="T34_99">ordered</text:span><text:span text:style-name="T34_100"><text:s/></text:span><text:span text:style-name="T34_101">pairs</text:span><text:span text:style-name="T34_102">.<text:s text:c="2"/></text:span><text:span text:style-name="T34_103">Also</text:span><text:span text:style-name="T34_104"><text:s/></text:span><text:span text:style-name="T34_105">there</text:span><text:span text:style-name="T34_106"><text:s/></text:span><text:span text:style-name="T34_107">is</text:span><text:span text:style-name="T34_108"><text:s/></text:span><text:span text:style-name="T34_109">an</text:span><text:span text:style-name="T34_110"><text:s/></text:span><text:span text:style-name="T34_111">example</text:span><text:span text:style-name="T34_112"><text:s/></text:span><text:span text:style-name="T34_113">of</text:span><text:span text:style-name="T34_114"><text:s/></text:span><text:span text:style-name="T34_115">how</text:span><text:span text:style-name="T34_116"><text:s/></text:span><text:span text:style-name="T34_117">to</text:span><text:span text:style-name="T34_118"><text:s/></text:span><text:span text:style-name="T34_119">overload</text:span><text:span text:style-name="T34_120"><text:s/></text:span><text:span text:style-name="T34_121">the</text:span><text:span text:style-name="T34_122"><text:s/></text:span><text:span text:style-name="T34_123">input</text:span><text:span text:style-name="T34_124"><text:s/></text:span><text:span text:style-name="T34_125">operator</text:span><text:span text:style-name="T34_126"><text:s/></text:span><text:span text:style-name="T34_127">to</text:span><text:span text:style-name="T34_128"><text:s/></text:span><text:span text:style-name="T34_129">only</text:span><text:span text:style-name="T34_130"><text:s/></text:span><text:span text:style-name="T34_131">store</text:span><text:span text:style-name="T34_132"><text:s/></text:span><text:span text:style-name="T34_133">the</text:span><text:span text:style-name="T34_134"><text:s/></text:span><text:span text:style-name="T34_135">x</text:span><text:span text:style-name="T34_136"><text:s/></text:span><text:span text:style-name="T34_137">and</text:span><text:span text:style-name="T34_138"><text:s/></text:span><text:span text:style-name="T34_139">y</text:span><text:span text:style-name="T34_140"><text:s/></text:span><text:span text:style-name="T34_141">values</text:span><text:span text:style-name="T34_142"><text:s/></text:span><text:span text:style-name="T34_143">from</text:span><text:span text:style-name="T34_144"><text:s/></text:span><text:span text:style-name="T34_145">a</text:span><text:span text:style-name="T34_146"><text:s/></text:span><text:span text:style-name="T34_147">user</text:span><text:span text:style-name="T34_148"><text:s/></text:span><text:span text:style-name="T34_149">input</text:span><text:span text:style-name="T34_150"><text:s/></text:span><text:span text:style-name="T34_151">such</text:span><text:span text:style-name="T34_152"><text:s/></text:span><text:span text:style-name="T34_153">as</text:span><text:span text:style-name="T34_154"><text:s/>(</text:span><text:span text:style-name="T34_155">x</text:span><text:span text:style-name="T34_156">,</text:span><text:span text:style-name="T34_157">y</text:span><text:span text:style-name="T34_158">):</text:span></text:p>
      <text:p text:style-name="P35"/>
      <text:p text:style-name="P36"><text:span text:style-name="T36_1">//</text:span><text:span text:style-name="T36_2">PLEASE</text:span><text:span text:style-name="T36_3"><text:s/></text:span><text:span text:style-name="T36_4">SEE</text:span><text:span text:style-name="T36_5"><text:s/></text:span><text:span text:style-name="T36_6">NEXT</text:span><text:span text:style-name="T36_7"><text:s/></text:span><text:span text:style-name="T36_8">PAGE</text:span><text:span text:style-name="T36_9"><text:s/></text:span><text:span text:style-name="T36_10">FOR</text:span><text:span text:style-name="T36_11"><text:s/></text:span><text:span text:style-name="T36_12">FULL</text:span><text:span text:style-name="T36_13"><text:s/></text:span><text:span text:style-name="T36_14">CODE</text:span></text:p>
      <text:p text:style-name="P37"/>
      <text:p text:style-name="P38"/>
      <text:p text:style-name="P39"/>
      <text:p text:style-name="P40"><text:span text:style-name="T40_1"><text:s text:c="15"/></text:span><text:span text:style-name="T40_2"><text:s/>=<text:s/></text:span><text:span text:style-name="T40_3">comments</text:span><text:span text:style-name="T40_4"><text:s/></text:span><text:span text:style-name="T40_5"><text:s text:c="20"/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#</text:span><text:span text:style-name="T49_2">include</text:span><text:span text:style-name="T49_3"><text:s/>&lt;</text:span><text:span text:style-name="T49_4">iostream</text:span><text:span text:style-name="T49_5">&gt;</text:span></text:p>
      <text:p text:style-name="P50"><text:span text:style-name="T50_1">#</text:span><text:span text:style-name="T50_2">include</text:span><text:span text:style-name="T50_3"><text:s/>&lt;</text:span><text:span text:style-name="T50_4">cmath</text:span><text:span text:style-name="T50_5">&gt;</text:span></text:p>
      <text:p text:style-name="P51"><text:span text:style-name="T51_1">#</text:span><text:span text:style-name="T51_2">include</text:span><text:span text:style-name="T51_3"><text:s/>&lt;</text:span><text:span text:style-name="T51_4">cstdlib</text:span><text:span text:style-name="T51_5">&gt;</text:span></text:p>
      <text:p text:style-name="P52"/>
      <text:p text:style-name="P53"><text:span text:style-name="T53_1">using</text:span><text:span text:style-name="T53_2"><text:s/></text:span><text:span text:style-name="T53_3">namespace</text:span><text:span text:style-name="T53_4"><text:s/></text:span><text:span text:style-name="T53_5">std</text:span><text:span text:style-name="T53_6">;</text:span></text:p>
      <text:p text:style-name="P54"/>
      <text:p text:style-name="P55"><text:span text:style-name="T55_1">class</text:span><text:span text:style-name="T55_2"><text:s/></text:span><text:span text:style-name="T55_3">Point</text:span></text:p>
      <text:p text:style-name="P56"><text:span text:style-name="T56_1">{</text:span></text:p>
      <text:p text:style-name="P57"><text:span text:style-name="T57_1"><text:s text:c="5"/></text:span><text:span text:style-name="T57_2">public</text:span><text:span text:style-name="T57_3">:</text:span></text:p>
      <text:p text:style-name="P58"><text:span text:style-name="T58_1"><text:s text:c="8"/></text:span><text:span text:style-name="T58_2">Point</text:span><text:span text:style-name="T58_3">();<text:s text:c="2"/></text:span><text:span text:style-name="T58_4">//<text:s/></text:span><text:span text:style-name="T58_5">default</text:span><text:span text:style-name="T58_6"><text:s/></text:span><text:span text:style-name="T58_7">constructor</text:span></text:p>
      <text:p text:style-name="P59"><text:span text:style-name="T59_1"><text:s text:c="8"/></text:span><text:span text:style-name="T59_2">friend</text:span><text:span text:style-name="T59_3"><text:s/></text:span><text:span text:style-name="T59_4">ostream</text:span><text:span text:style-name="T59_5">&amp;<text:s/></text:span><text:span text:style-name="T59_6">operator</text:span><text:span text:style-name="T59_7">&lt;&lt;<text:s/>(</text:span><text:span text:style-name="T59_8">ostream</text:span><text:span text:style-name="T59_9">&amp;<text:s/></text:span><text:span text:style-name="T59_10">ostr</text:span><text:span text:style-name="T59_11">,<text:s/></text:span><text:span text:style-name="T59_12">Point</text:span><text:span text:style-name="T59_13"><text:s/></text:span><text:span text:style-name="T59_14">A</text:span><text:span text:style-name="T59_15">);<text:s/></text:span><text:span text:style-name="T59_16">//<text:s/></text:span><text:span text:style-name="T59_17">Overloads</text:span><text:span text:style-name="T59_18"><text:s/></text:span><text:span text:style-name="T59_19">Output</text:span><text:span text:style-name="T59_20"><text:s/></text:span><text:span text:style-name="T59_21">operator</text:span><text:span text:style-name="T59_22"><text:s/></text:span><text:span text:style-name="T59_23">to</text:span></text:p>
      <text:p text:style-name="P60"><text:span text:style-name="T60_1"><text:s text:c="4"/></text:span><text:span text:style-name="T60_2">print</text:span><text:span text:style-name="T60_3"><text:s/></text:span><text:span text:style-name="T60_4">variables</text:span><text:span text:style-name="T60_5"><text:s/></text:span><text:span text:style-name="T60_6">of</text:span><text:span text:style-name="T60_7"><text:s/></text:span><text:span text:style-name="T60_8">type</text:span><text:span text:style-name="T60_9"><text:s/></text:span><text:span text:style-name="T60_10">Point</text:span><text:span text:style-name="T60_11"><text:s/></text:span><text:span text:style-name="T60_12">as</text:span><text:span text:style-name="T60_13"><text:s/>(</text:span><text:span text:style-name="T60_14">x</text:span><text:span text:style-name="T60_15">,</text:span><text:span text:style-name="T60_16">y</text:span><text:span text:style-name="T60_17">)</text:span></text:p>
      <text:p text:style-name="P61"><text:span text:style-name="T61_1"><text:s text:c="8"/></text:span><text:span text:style-name="T61_2">friend</text:span><text:span text:style-name="T61_3"><text:s/></text:span><text:span text:style-name="T61_4">istream</text:span><text:span text:style-name="T61_5">&amp;<text:s/></text:span><text:span text:style-name="T61_6">operator</text:span><text:span text:style-name="T61_7">&gt;&gt;<text:s/>(</text:span><text:span text:style-name="T61_8">istream</text:span><text:span text:style-name="T61_9">&amp;<text:s/></text:span><text:span text:style-name="T61_10">ins</text:span><text:span text:style-name="T61_11">,<text:s/></text:span><text:span text:style-name="T61_12">Point</text:span><text:span text:style-name="T61_13">&amp;<text:s/></text:span><text:span text:style-name="T61_14">A</text:span><text:span text:style-name="T61_15">);<text:s/></text:span><text:span text:style-name="T61_16"><text:s/>//<text:s/></text:span><text:span text:style-name="T61_17">Overloads</text:span><text:span text:style-name="T61_18"><text:s/></text:span><text:span text:style-name="T61_19">Input</text:span><text:span text:style-name="T61_20"><text:s/></text:span><text:span text:style-name="T61_21">operator</text:span><text:span text:style-name="T61_22"><text:s/></text:span><text:span text:style-name="T61_23">to</text:span><text:span text:style-name="T61_24"><text:s text:c="5"/></text:span></text:p>
      <text:p text:style-name="P62"><text:span text:style-name="T62_1"><text:s text:c="4"/></text:span><text:span text:style-name="T62_2">print</text:span><text:span text:style-name="T62_3"><text:s/></text:span><text:span text:style-name="T62_4">variables</text:span><text:span text:style-name="T62_5"><text:s/></text:span><text:span text:style-name="T62_6">to</text:span><text:span text:style-name="T62_7"><text:s/></text:span><text:span text:style-name="T62_8">input</text:span><text:span text:style-name="T62_9"><text:s/></text:span><text:span text:style-name="T62_10">user</text:span><text:span text:style-name="T62_11"><text:s/></text:span><text:span text:style-name="T62_12">as</text:span><text:span text:style-name="T62_13"><text:s/>(</text:span><text:span text:style-name="T62_14">x</text:span><text:span text:style-name="T62_15">,</text:span><text:span text:style-name="T62_16">y</text:span><text:span text:style-name="T62_17">)<text:s/></text:span><text:span text:style-name="T62_18">and</text:span><text:span text:style-name="T62_19"><text:s/></text:span><text:span text:style-name="T62_20">only</text:span><text:span text:style-name="T62_21"><text:s/></text:span><text:span text:style-name="T62_22">store</text:span><text:span text:style-name="T62_23"><text:s/></text:span><text:span text:style-name="T62_24">the</text:span><text:span text:style-name="T62_25"><text:s/></text:span><text:span text:style-name="T62_26">numbers</text:span><text:span text:style-name="T62_27"><text:s/></text:span><text:span text:style-name="T62_28">within</text:span><text:span text:style-name="T62_29"><text:s/></text:span><text:span text:style-name="T62_30">the</text:span><text:span text:style-name="T62_31"><text:s/></text:span><text:span text:style-name="T62_32">parenthesis</text:span></text:p>
      <text:p text:style-name="P63"><text:span text:style-name="T63_1"><text:s text:c="5"/></text:span><text:span text:style-name="T63_2">private</text:span><text:span text:style-name="T63_3">:</text:span></text:p>
      <text:p text:style-name="P64"><text:span text:style-name="T64_1"><text:s text:c="8"/></text:span><text:span text:style-name="T64_2">double</text:span><text:span text:style-name="T64_3"><text:s/></text:span><text:span text:style-name="T64_4">x</text:span><text:span text:style-name="T64_5">,<text:s/></text:span><text:span text:style-name="T64_6">y</text:span><text:span text:style-name="T64_7">;<text:s text:c="2"/></text:span><text:span text:style-name="T64_8">//<text:s/></text:span><text:span text:style-name="T64_9">declares</text:span><text:span text:style-name="T64_10"><text:s/></text:span><text:span text:style-name="T64_11">two</text:span><text:span text:style-name="T64_12"><text:s/></text:span><text:span text:style-name="T64_13">variables</text:span><text:span text:style-name="T64_14"><text:s/></text:span><text:span text:style-name="T64_15">of</text:span><text:span text:style-name="T64_16"><text:s/></text:span><text:span text:style-name="T64_17">type</text:span><text:span text:style-name="T64_18"><text:s/></text:span><text:span text:style-name="T64_19">double</text:span><text:span text:style-name="T64_20"><text:s/></text:span><text:span text:style-name="T64_21">called</text:span><text:span text:style-name="T64_22"><text:s/></text:span><text:span text:style-name="T64_23">x</text:span><text:span text:style-name="T64_24"><text:s/></text:span><text:span text:style-name="T64_25">and</text:span><text:span text:style-name="T64_26"><text:s/></text:span><text:span text:style-name="T64_27">y</text:span></text:p>
      <text:p text:style-name="P65"><text:span text:style-name="T65_1">};</text:span></text:p>
      <text:p text:style-name="P66"/>
      <text:p text:style-name="P67"><text:span text:style-name="T67_1">int</text:span><text:span text:style-name="T67_2"><text:s/></text:span><text:span text:style-name="T67_3">main</text:span><text:span text:style-name="T67_4">()</text:span></text:p>
      <text:p text:style-name="P68"><text:span text:style-name="T68_1">{</text:span></text:p>
      <text:p text:style-name="P69"><text:span text:style-name="T69_1"><text:s text:c="5"/></text:span><text:span text:style-name="T69_2">Point</text:span><text:span text:style-name="T69_3"><text:s/></text:span><text:span text:style-name="T69_4">p</text:span><text:span text:style-name="T69_5">1;<text:s text:c="2"/></text:span><text:span text:style-name="T69_6">//<text:s/></text:span><text:span text:style-name="T69_7">creates</text:span><text:span text:style-name="T69_8"><text:s/></text:span><text:span text:style-name="T69_9">new</text:span><text:span text:style-name="T69_10"><text:s/></text:span><text:span text:style-name="T69_11">variable</text:span><text:span text:style-name="T69_12"><text:s/></text:span><text:span text:style-name="T69_13">of</text:span><text:span text:style-name="T69_14"><text:s/></text:span><text:span text:style-name="T69_15">type</text:span><text:span text:style-name="T69_16"><text:s/></text:span><text:span text:style-name="T69_17">Point</text:span></text:p>
      <text:p text:style-name="P70"/>
      <text:p text:style-name="P71"><text:span text:style-name="T71_1"><text:s text:c="5"/></text:span><text:span text:style-name="T71_2">cout</text:span><text:span text:style-name="T71_3"><text:s/>&lt;&lt;<text:s/>“</text:span><text:span text:style-name="T71_4">Enter</text:span><text:span text:style-name="T71_5"><text:s/></text:span><text:span text:style-name="T71_6">your</text:span><text:span text:style-name="T71_7"><text:s/></text:span><text:span text:style-name="T71_8">point</text:span><text:span text:style-name="T71_9"><text:s/></text:span><text:span text:style-name="T71_10">in</text:span><text:span text:style-name="T71_11"><text:s/></text:span><text:span text:style-name="T71_12">the</text:span><text:span text:style-name="T71_13"><text:s/></text:span><text:span text:style-name="T71_14">following</text:span><text:span text:style-name="T71_15"><text:s/></text:span><text:span text:style-name="T71_16">format</text:span><text:span text:style-name="T71_17">:<text:s text:c="2"/>(3,4).<text:s text:c="2"/></text:span><text:span text:style-name="T71_18">Thank</text:span><text:span text:style-name="T71_19"><text:s/></text:span><text:span text:style-name="T71_20">You</text:span><text:span text:style-name="T71_21">.”<text:s/>&lt;&lt;<text:s/></text:span><text:span text:style-name="T71_22">endl</text:span><text:span text:style-name="T71_23"><text:s/>&lt;&lt;<text:s/></text:span><text:span text:style-name="T71_24">endl</text:span><text:span text:style-name="T71_25">;</text:span></text:p>
      <text:p text:style-name="P72"/>
      <text:p text:style-name="P73"><text:span text:style-name="T73_1"><text:s text:c="5"/></text:span><text:span text:style-name="T73_2">cout</text:span><text:span text:style-name="T73_3"><text:s/>&lt;&lt;<text:s/>“1</text:span><text:span text:style-name="T73_4">st</text:span><text:span text:style-name="T73_5"><text:s/></text:span><text:span text:style-name="T73_6">Point</text:span><text:span text:style-name="T73_7">:”<text:s/>&lt;&lt;<text:s/></text:span><text:span text:style-name="T73_8">endl</text:span><text:span text:style-name="T73_9">;</text:span></text:p>
      <text:p text:style-name="P74"><text:span text:style-name="T74_1"><text:s text:c="5"/></text:span><text:span text:style-name="T74_2">cin</text:span><text:span text:style-name="T74_3"><text:s/>&gt;&gt;<text:s/></text:span><text:span text:style-name="T74_4">p</text:span><text:span text:style-name="T74_5">1;<text:s text:c="2"/></text:span><text:span text:style-name="T74_6">//<text:s/></text:span><text:span text:style-name="T74_7">Inputs</text:span><text:span text:style-name="T74_8"><text:s/></text:span><text:span text:style-name="T74_9">variable</text:span><text:span text:style-name="T74_10"><text:s/></text:span><text:span text:style-name="T74_11">x</text:span><text:span text:style-name="T74_12"><text:s/></text:span><text:span text:style-name="T74_13">and</text:span><text:span text:style-name="T74_14"><text:s/></text:span><text:span text:style-name="T74_15">y</text:span><text:span text:style-name="T74_16"><text:s/></text:span><text:span text:style-name="T74_17">into</text:span><text:span text:style-name="T74_18"><text:s/></text:span><text:span text:style-name="T74_19">object</text:span><text:span text:style-name="T74_20"><text:s/></text:span><text:span text:style-name="T74_21">type</text:span><text:span text:style-name="T74_22"><text:s/></text:span><text:span text:style-name="T74_23">Point</text:span><text:span text:style-name="T74_24"><text:s/></text:span><text:span text:style-name="T74_25">variable</text:span><text:span text:style-name="T74_26"><text:s/></text:span><text:span text:style-name="T74_27">p</text:span><text:span text:style-name="T74_28">1</text:span></text:p>
      <text:p text:style-name="P75"/>
      <text:p text:style-name="P76"><text:span text:style-name="T76_1"><text:s text:c="5"/></text:span><text:span text:style-name="T76_2">cout</text:span><text:span text:style-name="T76_3"><text:s/>&lt;&lt;<text:s/>“</text:span><text:span text:style-name="T76_4">Your</text:span><text:span text:style-name="T76_5"><text:s/></text:span><text:span text:style-name="T76_6">point</text:span><text:span text:style-name="T76_7"><text:s/></text:span><text:span text:style-name="T76_8">is</text:span><text:span text:style-name="T76_9">:”<text:s/>&lt;&lt;<text:s/></text:span><text:span text:style-name="T76_10">p</text:span><text:span text:style-name="T76_11">1<text:s/>&lt;&lt;<text:s/></text:span><text:span text:style-name="T76_12">endl</text:span><text:span text:style-name="T76_13">;<text:s text:c="2"/></text:span><text:span text:style-name="T76_14">//<text:s/></text:span><text:span text:style-name="T76_15">Outputs</text:span><text:span text:style-name="T76_16"><text:s/></text:span><text:span text:style-name="T76_17">the</text:span><text:span text:style-name="T76_18"><text:s/></text:span><text:span text:style-name="T76_19">point</text:span><text:span text:style-name="T76_20"><text:s/></text:span><text:span text:style-name="T76_21">you</text:span><text:span text:style-name="T76_22"><text:s/></text:span><text:span text:style-name="T76_23">just</text:span><text:span text:style-name="T76_24"><text:s/></text:span><text:span text:style-name="T76_25">inputed</text:span><text:span text:style-name="T76_26"><text:s/></text:span><text:span text:style-name="T76_27">as</text:span><text:span text:style-name="T76_28"><text:s/>(</text:span><text:span text:style-name="T76_29">x</text:span><text:span text:style-name="T76_30">,</text:span><text:span text:style-name="T76_31">y</text:span><text:span text:style-name="T76_32">)</text:span></text:p>
      <text:p text:style-name="P77"><text:span text:style-name="T77_1">}</text:span></text:p>
      <text:p text:style-name="P78"><text:span text:style-name="T78_1"><text:s text:c="2"/></text:span></text:p>
      <text:p text:style-name="P79"><text:span text:style-name="T79_1">Point</text:span><text:span text:style-name="T79_2">::</text:span><text:span text:style-name="T79_3">Point</text:span><text:span text:style-name="T79_4">()<text:s text:c="2"/></text:span><text:span text:style-name="T79_5">//<text:s/></text:span><text:span text:style-name="T79_6">default</text:span><text:span text:style-name="T79_7"><text:s/></text:span><text:span text:style-name="T79_8">constructor</text:span><text:span text:style-name="T79_9"><text:s/></text:span><text:span text:style-name="T79_10">initializes</text:span><text:span text:style-name="T79_11"><text:s/>“</text:span><text:span text:style-name="T79_12">x</text:span><text:span text:style-name="T79_13">”<text:s/></text:span><text:span text:style-name="T79_14">and</text:span><text:span text:style-name="T79_15"><text:s/>“</text:span><text:span text:style-name="T79_16">y</text:span><text:span text:style-name="T79_17">”<text:s/></text:span><text:span text:style-name="T79_18">to</text:span><text:span text:style-name="T79_19"><text:s/>0<text:s/></text:span><text:span text:style-name="T79_20">until</text:span><text:span text:style-name="T79_21"><text:s/></text:span><text:span text:style-name="T79_22">changed</text:span></text:p>
      <text:p text:style-name="P80"><text:span text:style-name="T80_1">{</text:span></text:p>
      <text:p text:style-name="P81"><text:span text:style-name="T81_1"><text:s text:c="5"/></text:span><text:span text:style-name="T81_2">x</text:span><text:span text:style-name="T81_3"><text:s/>=<text:s/>0;</text:span></text:p>
      <text:p text:style-name="P82"><text:span text:style-name="T82_1"><text:s text:c="5"/></text:span><text:span text:style-name="T82_2">y</text:span><text:span text:style-name="T82_3"><text:s/>=<text:s/>0;</text:span></text:p>
      <text:p text:style-name="P83"><text:span text:style-name="T83_1">}</text:span></text:p>
      <text:p text:style-name="P84"/>
      <text:p text:style-name="P85"><text:span text:style-name="T85_1">istream</text:span><text:span text:style-name="T85_2">&amp;<text:s/></text:span><text:span text:style-name="T85_3">operator</text:span><text:span text:style-name="T85_4">&gt;&gt;<text:s/>(</text:span><text:span text:style-name="T85_5">istream</text:span><text:span text:style-name="T85_6">&amp;<text:s/></text:span><text:span text:style-name="T85_7">ins</text:span><text:span text:style-name="T85_8">,<text:s/></text:span><text:span text:style-name="T85_9">Point</text:span><text:span text:style-name="T85_10"><text:s/></text:span><text:span text:style-name="T85_11">A</text:span><text:span text:style-name="T85_12">)<text:s text:c="2"/></text:span><text:span text:style-name="T85_13">//<text:s/></text:span><text:span text:style-name="T85_14">stores</text:span><text:span text:style-name="T85_15"><text:s/></text:span><text:span text:style-name="T85_16">x</text:span><text:span text:style-name="T85_17"><text:s/></text:span><text:span text:style-name="T85_18">and</text:span><text:span text:style-name="T85_19"><text:s/></text:span><text:span text:style-name="T85_20">y</text:span><text:span text:style-name="T85_21"><text:s/></text:span><text:span text:style-name="T85_22">values</text:span><text:span text:style-name="T85_23"><text:s/></text:span><text:span text:style-name="T85_24">from</text:span><text:span text:style-name="T85_25"><text:s/></text:span><text:span text:style-name="T85_26">user</text:span><text:span text:style-name="T85_27"><text:s/></text:span><text:span text:style-name="T85_28">input</text:span><text:span text:style-name="T85_29"><text:s/></text:span><text:span text:style-name="T85_30">as</text:span><text:span text:style-name="T85_31"><text:s/>(</text:span><text:span text:style-name="T85_32">x</text:span><text:span text:style-name="T85_33">,</text:span><text:span text:style-name="T85_34">y</text:span><text:span text:style-name="T85_35">)</text:span></text:p>
      <text:p text:style-name="P86"><text:span text:style-name="T86_1">{</text:span></text:p>
      <text:p text:style-name="P87"><text:span text:style-name="T87_1"><text:s text:c="5"/></text:span><text:span text:style-name="T87_2">char</text:span><text:span text:style-name="T87_3"><text:s/></text:span><text:span text:style-name="T87_4">trash</text:span><text:span text:style-name="T87_5">;<text:s text:c="2"/></text:span><text:span text:style-name="T87_6">//<text:s/></text:span><text:span text:style-name="T87_7">new</text:span><text:span text:style-name="T87_8"><text:s/></text:span><text:span text:style-name="T87_9">variable</text:span><text:span text:style-name="T87_10"><text:s/></text:span><text:span text:style-name="T87_11">declaration</text:span><text:span text:style-name="T87_12"><text:s/></text:span><text:span text:style-name="T87_13">to</text:span><text:span text:style-name="T87_14"><text:s/></text:span><text:span text:style-name="T87_15">be</text:span><text:span text:style-name="T87_16"><text:s/></text:span><text:span text:style-name="T87_17">used</text:span><text:span text:style-name="T87_18"><text:s/></text:span><text:span text:style-name="T87_19">to</text:span><text:span text:style-name="T87_20"><text:s/></text:span><text:span text:style-name="T87_21">house</text:span><text:span text:style-name="T87_22"><text:s/></text:span><text:span text:style-name="T87_23">the</text:span><text:span text:style-name="T87_24"><text:s/>“(”<text:s/></text:span><text:span text:style-name="T87_25">and</text:span><text:span text:style-name="T87_26"><text:s text:c="2"/>“,”<text:s/></text:span><text:span text:style-name="T87_27">and</text:span><text:span text:style-name="T87_28"><text:s/>“)”<text:s/></text:span><text:span text:style-name="T87_29">from</text:span><text:span text:style-name="T87_30"><text:s/></text:span><text:span text:style-name="T87_31">the</text:span><text:span text:style-name="T87_32"><text:s text:c="3"/></text:span></text:p>
      <text:p text:style-name="P88"><text:span text:style-name="T88_1"><text:s text:c="5"/></text:span><text:span text:style-name="T88_2">input</text:span></text:p>
      <text:p text:style-name="P89"/>
      <text:p text:style-name="P90"><text:span text:style-name="T90_1"><text:s text:c="5"/></text:span><text:span text:style-name="T90_2">ins</text:span><text:span text:style-name="T90_3"><text:s/>&gt;&gt;<text:s/></text:span><text:span text:style-name="T90_4">trash</text:span><text:span text:style-name="T90_5">;<text:s text:c="2"/></text:span><text:span text:style-name="T90_6">//<text:s/></text:span><text:span text:style-name="T90_7">stores</text:span><text:span text:style-name="T90_8"><text:s/></text:span><text:span text:style-name="T90_9">first</text:span><text:span text:style-name="T90_10"><text:s/></text:span><text:span text:style-name="T90_11">parenthesis</text:span><text:span text:style-name="T90_12"><text:s/></text:span><text:span text:style-name="T90_13">of</text:span><text:span text:style-name="T90_14"><text:s/></text:span><text:span text:style-name="T90_15">the</text:span><text:span text:style-name="T90_16"><text:s/></text:span><text:span text:style-name="T90_17">user</text:span><text:span text:style-name="T90_18"><text:s/></text:span><text:span text:style-name="T90_19">input</text:span><text:span text:style-name="T90_20"><text:s/></text:span><text:span text:style-name="T90_21">into</text:span><text:span text:style-name="T90_22"><text:s/></text:span><text:span text:style-name="T90_23">the</text:span><text:span text:style-name="T90_24"><text:s/></text:span><text:span text:style-name="T90_25">new</text:span><text:span text:style-name="T90_26"><text:s/></text:span><text:span text:style-name="T90_27">variable</text:span><text:span text:style-name="T90_28"><text:s/></text:span><text:span text:style-name="T90_29">trash</text:span><text:span text:style-name="T90_30"><text:s/></text:span></text:p>
      <text:p text:style-name="P91"><text:span text:style-name="T91_1"><text:s text:c="5"/></text:span><text:span text:style-name="T91_2">ins</text:span><text:span text:style-name="T91_3"><text:s/>&gt;&gt;<text:s/></text:span><text:span text:style-name="T91_4">A</text:span><text:span text:style-name="T91_5">.</text:span><text:span text:style-name="T91_6">x</text:span><text:span text:style-name="T91_7">;<text:s text:c="2"/></text:span><text:span text:style-name="T91_8">//<text:s/></text:span><text:span text:style-name="T91_9">with</text:span><text:span text:style-name="T91_10"><text:s/></text:span><text:span text:style-name="T91_11">the</text:span><text:span text:style-name="T91_12"><text:s/>“(“<text:s/></text:span><text:span text:style-name="T91_13">gone</text:span><text:span text:style-name="T91_14"><text:s/></text:span><text:span text:style-name="T91_15">we</text:span><text:span text:style-name="T91_16"><text:s/></text:span><text:span text:style-name="T91_17">store</text:span><text:span text:style-name="T91_18"><text:s/></text:span><text:span text:style-name="T91_19">the</text:span><text:span text:style-name="T91_20"><text:s/></text:span><text:span text:style-name="T91_21">next</text:span><text:span text:style-name="T91_22"><text:s/></text:span><text:span text:style-name="T91_23">item</text:span><text:span text:style-name="T91_24"><text:s/></text:span><text:span text:style-name="T91_25">into</text:span><text:span text:style-name="T91_26"><text:s/></text:span><text:span text:style-name="T91_27">the</text:span><text:span text:style-name="T91_28"><text:s/></text:span><text:span text:style-name="T91_29">x</text:span><text:span text:style-name="T91_30"><text:s/></text:span><text:span text:style-name="T91_31">value</text:span><text:span text:style-name="T91_32"><text:s/></text:span><text:span text:style-name="T91_33">of</text:span><text:span text:style-name="T91_34"><text:s/></text:span><text:span text:style-name="T91_35">a</text:span><text:span text:style-name="T91_36"><text:s/></text:span><text:span text:style-name="T91_37">given</text:span><text:span text:style-name="T91_38"><text:s/></text:span><text:span text:style-name="T91_39">point</text:span></text:p>
      <text:p text:style-name="P92"><text:span text:style-name="T92_1"><text:s text:c="5"/></text:span><text:span text:style-name="T92_2">ins</text:span><text:span text:style-name="T92_3"><text:s/>&gt;&gt;<text:s/></text:span><text:span text:style-name="T92_4">trash</text:span><text:span text:style-name="T92_5">;<text:s text:c="2"/></text:span><text:span text:style-name="T92_6">//<text:s/></text:span><text:span text:style-name="T92_7">stores</text:span><text:span text:style-name="T92_8"><text:s/></text:span><text:span text:style-name="T92_9">the</text:span><text:span text:style-name="T92_10"><text:s/></text:span><text:span text:style-name="T92_11">comma</text:span><text:span text:style-name="T92_12"><text:s/></text:span><text:span text:style-name="T92_13">of</text:span><text:span text:style-name="T92_14"><text:s/></text:span><text:span text:style-name="T92_15">the</text:span><text:span text:style-name="T92_16"><text:s/></text:span><text:span text:style-name="T92_17">user</text:span><text:span text:style-name="T92_18"><text:s/></text:span><text:span text:style-name="T92_19">input</text:span><text:span text:style-name="T92_20"><text:s/></text:span><text:span text:style-name="T92_21">into</text:span><text:span text:style-name="T92_22"><text:s/></text:span><text:span text:style-name="T92_23">the</text:span><text:span text:style-name="T92_24"><text:s/></text:span><text:span text:style-name="T92_25">new</text:span><text:span text:style-name="T92_26"><text:s/></text:span><text:span text:style-name="T92_27">variable</text:span><text:span text:style-name="T92_28"><text:s/></text:span><text:span text:style-name="T92_29">trash</text:span></text:p>
      <text:p text:style-name="P93"><text:span text:style-name="T93_1"><text:s text:c="5"/></text:span><text:span text:style-name="T93_2">ins</text:span><text:span text:style-name="T93_3"><text:s/>&gt;&gt;<text:s/></text:span><text:span text:style-name="T93_4">A</text:span><text:span text:style-name="T93_5">.</text:span><text:span text:style-name="T93_6">y</text:span><text:span text:style-name="T93_7">;<text:s text:c="2"/></text:span><text:span text:style-name="T93_8">//<text:s/></text:span><text:span text:style-name="T93_9">with</text:span><text:span text:style-name="T93_10"><text:s/></text:span><text:span text:style-name="T93_11">the</text:span><text:span text:style-name="T93_12"><text:s/>“,“<text:s/></text:span><text:span text:style-name="T93_13">gone</text:span><text:span text:style-name="T93_14"><text:s/></text:span><text:span text:style-name="T93_15">we</text:span><text:span text:style-name="T93_16"><text:s/></text:span><text:span text:style-name="T93_17">store</text:span><text:span text:style-name="T93_18"><text:s/></text:span><text:span text:style-name="T93_19">the</text:span><text:span text:style-name="T93_20"><text:s/></text:span><text:span text:style-name="T93_21">next</text:span><text:span text:style-name="T93_22"><text:s/></text:span><text:span text:style-name="T93_23">item</text:span><text:span text:style-name="T93_24"><text:s/></text:span><text:span text:style-name="T93_25">into</text:span><text:span text:style-name="T93_26"><text:s/></text:span><text:span text:style-name="T93_27">the</text:span><text:span text:style-name="T93_28"><text:s/></text:span><text:span text:style-name="T93_29">y</text:span><text:span text:style-name="T93_30"><text:s/></text:span><text:span text:style-name="T93_31">value</text:span><text:span text:style-name="T93_32"><text:s/></text:span><text:span text:style-name="T93_33">of</text:span><text:span text:style-name="T93_34"><text:s/></text:span><text:span text:style-name="T93_35">a</text:span><text:span text:style-name="T93_36"><text:s/></text:span><text:span text:style-name="T93_37">given</text:span><text:span text:style-name="T93_38"><text:s/></text:span><text:span text:style-name="T93_39">point</text:span></text:p>
      <text:p text:style-name="P94"><text:span text:style-name="T94_1"><text:s text:c="5"/></text:span><text:span text:style-name="T94_2">ins</text:span><text:span text:style-name="T94_3"><text:s/>&gt;&gt;<text:s/></text:span><text:span text:style-name="T94_4">trash</text:span><text:span text:style-name="T94_5">;<text:s text:c="2"/></text:span><text:span text:style-name="T94_6">//<text:s/></text:span><text:span text:style-name="T94_7">stores</text:span><text:span text:style-name="T94_8"><text:s/></text:span><text:span text:style-name="T94_9">the</text:span><text:span text:style-name="T94_10"><text:s/></text:span><text:span text:style-name="T94_11">remaining</text:span><text:span text:style-name="T94_12"><text:s/>“)”<text:s/></text:span><text:span text:style-name="T94_13">into</text:span><text:span text:style-name="T94_14"><text:s/></text:span><text:span text:style-name="T94_15">the</text:span><text:span text:style-name="T94_16"><text:s/></text:span><text:span text:style-name="T94_17">new</text:span><text:span text:style-name="T94_18"><text:s/></text:span><text:span text:style-name="T94_19">variable</text:span><text:span text:style-name="T94_20"><text:s/></text:span><text:span text:style-name="T94_21">trash</text:span></text:p>
      <text:p text:style-name="P95"/>
      <text:p text:style-name="P96"><text:span text:style-name="T96_1"><text:s text:c="5"/></text:span><text:span text:style-name="T96_2">return</text:span><text:span text:style-name="T96_3"><text:s/></text:span><text:span text:style-name="T96_4">ins</text:span><text:span text:style-name="T96_5">;<text:s text:c="2"/></text:span><text:span text:style-name="T96_6">//<text:s/></text:span><text:span text:style-name="T96_7">returns</text:span><text:span text:style-name="T96_8"><text:s/></text:span><text:span text:style-name="T96_9">the</text:span><text:span text:style-name="T96_10"><text:s/></text:span><text:span text:style-name="T96_11">A</text:span><text:span text:style-name="T96_12">.</text:span><text:span text:style-name="T96_13">x</text:span><text:span text:style-name="T96_14"><text:s/></text:span><text:span text:style-name="T96_15">value</text:span><text:span text:style-name="T96_16"><text:s/></text:span><text:span text:style-name="T96_17">and</text:span><text:span text:style-name="T96_18"><text:s/></text:span><text:span text:style-name="T96_19">A</text:span><text:span text:style-name="T96_20">.</text:span><text:span text:style-name="T96_21">y</text:span><text:span text:style-name="T96_22"><text:s/></text:span><text:span text:style-name="T96_23">value</text:span><text:span text:style-name="T96_24"><text:s/></text:span><text:span text:style-name="T96_25">of</text:span><text:span text:style-name="T96_26"><text:s/></text:span><text:span text:style-name="T96_27">the</text:span><text:span text:style-name="T96_28"><text:s/></text:span><text:span text:style-name="T96_29">newly</text:span><text:span text:style-name="T96_30"><text:s/></text:span><text:span text:style-name="T96_31">defined</text:span><text:span text:style-name="T96_32"><text:s/></text:span><text:span text:style-name="T96_33">point</text:span><text:span text:style-name="T96_34"><text:s/></text:span><text:span text:style-name="T96_35">from</text:span><text:span text:style-name="T96_36"><text:s/></text:span><text:span text:style-name="T96_37">user</text:span><text:span text:style-name="T96_38">-</text:span><text:span text:style-name="T96_39">input</text:span></text:p>
      <text:p text:style-name="P97"><text:span text:style-name="T97_1">}</text:span></text:p>
      <text:p text:style-name="P98"/>
      <text:p text:style-name="P99"><text:span text:style-name="T99_1">ostream</text:span><text:span text:style-name="T99_2">&amp;<text:s/></text:span><text:span text:style-name="T99_3">operator</text:span><text:span text:style-name="T99_4">&lt;&lt;<text:s/>(</text:span><text:span text:style-name="T99_5">ostream</text:span><text:span text:style-name="T99_6">&amp;<text:s/></text:span><text:span text:style-name="T99_7">ostr</text:span><text:span text:style-name="T99_8">,<text:s/></text:span><text:span text:style-name="T99_9">Point</text:span><text:span text:style-name="T99_10"><text:s/></text:span><text:span text:style-name="T99_11">A</text:span><text:span text:style-name="T99_12">)</text:span><text:span text:style-name="T99_13">//</text:span><text:span text:style-name="T99_14">outputs</text:span><text:span text:style-name="T99_15"><text:s/></text:span><text:span text:style-name="T99_16">x</text:span><text:span text:style-name="T99_17"><text:s/></text:span><text:span text:style-name="T99_18">and</text:span><text:span text:style-name="T99_19"><text:s/></text:span><text:span text:style-name="T99_20">y</text:span><text:span text:style-name="T99_21"><text:s/></text:span><text:span text:style-name="T99_22">values</text:span><text:span text:style-name="T99_23"><text:s/></text:span><text:span text:style-name="T99_24">of</text:span><text:span text:style-name="T99_25"><text:s/></text:span><text:span text:style-name="T99_26">a</text:span><text:span text:style-name="T99_27"><text:s/></text:span><text:span text:style-name="T99_28">Point</text:span><text:span text:style-name="T99_29"><text:s/></text:span><text:span text:style-name="T99_30">variable</text:span><text:span text:style-name="T99_31"><text:s/></text:span><text:span text:style-name="T99_32">as</text:span><text:span text:style-name="T99_33"><text:s/>(</text:span><text:span text:style-name="T99_34">x</text:span><text:span text:style-name="T99_35">,</text:span><text:span text:style-name="T99_36">y</text:span><text:span text:style-name="T99_37">)</text:span></text:p>
      <text:p text:style-name="P100"><text:span text:style-name="T100_1">{</text:span></text:p>
      <text:p text:style-name="P101"><text:span text:style-name="T101_1"><text:s text:c="5"/></text:span><text:span text:style-name="T101_2">ostr</text:span><text:span text:style-name="T101_3"><text:s/>&lt;&lt;<text:s/>“(“<text:s/>&lt;&lt;<text:s/></text:span><text:span text:style-name="T101_4">A</text:span><text:span text:style-name="T101_5">.</text:span><text:span text:style-name="T101_6">x</text:span><text:span text:style-name="T101_7"><text:s/>&lt;&lt;<text:s/>“,”<text:s/>&lt;&lt;<text:s/></text:span><text:span text:style-name="T101_8">A</text:span><text:span text:style-name="T101_9">.</text:span><text:span text:style-name="T101_10">y</text:span><text:span text:style-name="T101_11"><text:s/>&lt;&lt;<text:s/>“)”;<text:s text:c="2"/></text:span><text:span text:style-name="T101_12">//<text:s/></text:span><text:span text:style-name="T101_13">returns</text:span><text:span text:style-name="T101_14"><text:s/></text:span><text:span text:style-name="T101_15">variables</text:span><text:span text:style-name="T101_16"><text:s/></text:span><text:span text:style-name="T101_17">from</text:span><text:span text:style-name="T101_18"><text:s/></text:span><text:span text:style-name="T101_19">user</text:span><text:span text:style-name="T101_20">-</text:span><text:span text:style-name="T101_21">input</text:span><text:span text:style-name="T101_22"><text:s/></text:span><text:span text:style-name="T101_23">as</text:span><text:span text:style-name="T101_24"><text:s/></text:span><text:span text:style-name="T101_25">an</text:span><text:span text:style-name="T101_26"><text:s/></text:span><text:span text:style-name="T101_27">ordered</text:span><text:span text:style-name="T101_28"><text:s/></text:span><text:span text:style-name="T101_29">pair</text:span><text:span text:style-name="T101_30"><text:s text:c="5"/></text:span></text:p>
      <text:p text:style-name="P102"><text:span text:style-name="T102_1"><text:s text:c="5"/></text:span><text:span text:style-name="T102_2">(</text:span><text:span text:style-name="T102_3">x</text:span><text:span text:style-name="T102_4">,</text:span><text:span text:style-name="T102_5">y</text:span><text:span text:style-name="T102_6">)</text:span><text:span text:style-name="T102_7"><text:s/></text:span></text:p>
      <text:p text:style-name="P103"><text:span text:style-name="T103_1"><text:s text:c="5"/></text:span><text:span text:style-name="T103_2">return</text:span><text:span text:style-name="T103_3"><text:s/></text:span><text:span text:style-name="T103_4">ostr</text:span><text:span text:style-name="T103_5">;<text:s text:c="2"/></text:span><text:span text:style-name="T103_6">//<text:s/></text:span><text:span text:style-name="T103_7">returns</text:span><text:span text:style-name="T103_8"><text:s/></text:span><text:span text:style-name="T103_9">the</text:span><text:span text:style-name="T103_10"><text:s/></text:span><text:span text:style-name="T103_11">A</text:span><text:span text:style-name="T103_12">.</text:span><text:span text:style-name="T103_13">x</text:span><text:span text:style-name="T103_14"><text:s/></text:span><text:span text:style-name="T103_15">value</text:span><text:span text:style-name="T103_16"><text:s/></text:span><text:span text:style-name="T103_17">and</text:span><text:span text:style-name="T103_18"><text:s/></text:span><text:span text:style-name="T103_19">A</text:span><text:span text:style-name="T103_20">.</text:span><text:span text:style-name="T103_21">y</text:span><text:span text:style-name="T103_22"><text:s/></text:span><text:span text:style-name="T103_23">value</text:span><text:span text:style-name="T103_24"><text:s/></text:span><text:span text:style-name="T103_25">as</text:span><text:span text:style-name="T103_26"><text:s/></text:span><text:span text:style-name="T103_27">an</text:span><text:span text:style-name="T103_28"><text:s/></text:span><text:span text:style-name="T103_29">ordered</text:span><text:span text:style-name="T103_30"><text:s/></text:span><text:span text:style-name="T103_31">pair</text:span><text:span text:style-name="T103_32"><text:s/></text:span><text:span text:style-name="T103_33">like</text:span><text:span text:style-name="T103_34"><text:s/>(</text:span><text:span text:style-name="T103_35">x</text:span><text:span text:style-name="T103_36">,</text:span><text:span text:style-name="T103_37">y</text:span><text:span text:style-name="T103_38">)</text:span></text:p>
      <text:p text:style-name="P104"><text:span text:style-name="T104_1">Created</text:span><text:span text:style-name="T104_2"><text:s/></text:span><text:span text:style-name="T104_3">by</text:span><text:span text:style-name="T104_4"><text:s/></text:span><text:span text:style-name="T104_5">James</text:span><text:span text:style-name="T104_6"><text:s/></text:span><text:span text:style-name="T104_7">Verderico</text:span><text:span text:style-name="T104_8"><text:s/></text:span><text:span text:style-name="T104_9">on</text:span><text:span text:style-name="T104_10"><text:s/>3/21/13.<text:s/></text:span><text:span text:style-name="T104_11">Copyright</text:span><text:span text:style-name="T104_12"><text:s/>©<text:s/>2013<text:s/></text:span><text:span text:style-name="T104_13">James</text:span><text:span text:style-name="T104_14"><text:s/></text:span><text:span text:style-name="T104_15">Verderico</text:span><text:span text:style-name="T104_16">.<text:s/></text:span><text:span text:style-name="T104_17">All</text:span><text:span text:style-name="T104_18"><text:s/></text:span><text:span text:style-name="T104_19">rights</text:span><text:span text:style-name="T104_20"><text:s/></text:span><text:span text:style-name="T104_21">reserved</text:span><text:span text:style-name="T104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